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map style:condition="cell-content()=78" style:apply-style-name="Цвет1" style:base-cell-address="bgos_table_out.A3"/>
      <style:map style:condition="cell-content()=76" style:apply-style-name="Безымянный1" style:base-cell-address="bgos_table_out.A3"/>
      <style:map style:condition="cell-content()=77" style:apply-style-name="Безымянный2" style:base-cell-address="bgos_table_out.A3"/>
      <style:map style:condition="cell-content()=75" style:apply-style-name="Безымянный3" style:base-cell-address="bgos_table_out.A3"/>
      <style:map style:condition="cell-content()=14" style:apply-style-name="Безымянный4" style:base-cell-address="bgos_table_out.A3"/>
      <style:map style:condition="cell-content()=11" style:apply-style-name="_31_1" style:base-cell-address="bgos_table_out.A3"/>
      <style:map style:condition="cell-content()=12" style:apply-style-name="_31_2" style:base-cell-address="bgos_table_out.A3"/>
      <style:map style:condition="cell-content()=61" style:apply-style-name="_36_1" style:base-cell-address="bgos_table_out.A3"/>
      <style:map style:condition="cell-content()=158" style:apply-style-name="_31_58" style:base-cell-address="bgos_table_out.A3"/>
      <style:map style:condition="cell-content()=159" style:apply-style-name="_31_59" style:base-cell-address="bgos_table_out.A3"/>
      <style:map style:condition="cell-content()=66" style:apply-style-name="_36_6" style:base-cell-address="bgos_table_out.A3"/>
      <style:map style:condition="cell-content()=172" style:apply-style-name="_31_72" style:base-cell-address="bgos_table_out.A3"/>
      <style:map style:condition="cell-content()=82" style:apply-style-name="_38_2" style:base-cell-address="bgos_table_out.A3"/>
      <style:map style:condition="cell-content()=167" style:apply-style-name="_31_67" style:base-cell-address="bgos_table_out.A3"/>
      <style:map style:condition="cell-content()=169" style:apply-style-name="_31_69" style:base-cell-address="bgos_table_out.A3"/>
      <style:map style:condition="cell-content()=83" style:apply-style-name="_38_3" style:base-cell-address="bgos_table_out.A3"/>
      <style:map style:condition="cell-content()=26" style:apply-style-name="_32_6" style:base-cell-address="bgos_table_out.A3"/>
      <style:map style:condition="cell-content()=166" style:apply-style-name="_31_66" style:base-cell-address="bgos_table_out.A3"/>
      <style:map style:condition="cell-content()=165" style:apply-style-name="_31_65" style:base-cell-address="bgos_table_out.A3"/>
      <style:map style:condition="cell-content()=164" style:apply-style-name="_31_64" style:base-cell-address="bgos_table_out.A3"/>
      <style:map style:condition="cell-content()=65" style:apply-style-name="_36_5" style:base-cell-address="bgos_table_out.A3"/>
      <style:map style:condition="cell-content()=168" style:apply-style-name="_31_68" style:base-cell-address="bgos_table_out.A3"/>
    </style:style>
    <style:style style:name="ce2" style:family="table-cell" style:parent-style-name="Default">
      <style:table-cell-properties fo:border-bottom="none" fo:border-left="0.06pt solid #000000" fo:border-right="none" fo:border-top="none"/>
      <style:map style:condition="cell-content()=78" style:apply-style-name="Цвет1" style:base-cell-address="bgos_table_out.A3"/>
      <style:map style:condition="cell-content()=76" style:apply-style-name="Безымянный1" style:base-cell-address="bgos_table_out.A3"/>
      <style:map style:condition="cell-content()=77" style:apply-style-name="Безымянный2" style:base-cell-address="bgos_table_out.A3"/>
      <style:map style:condition="cell-content()=75" style:apply-style-name="Безымянный3" style:base-cell-address="bgos_table_out.A3"/>
      <style:map style:condition="cell-content()=14" style:apply-style-name="Безымянный4" style:base-cell-address="bgos_table_out.A3"/>
      <style:map style:condition="cell-content()=11" style:apply-style-name="_31_1" style:base-cell-address="bgos_table_out.A3"/>
      <style:map style:condition="cell-content()=12" style:apply-style-name="_31_2" style:base-cell-address="bgos_table_out.A3"/>
      <style:map style:condition="cell-content()=61" style:apply-style-name="_36_1" style:base-cell-address="bgos_table_out.A3"/>
      <style:map style:condition="cell-content()=158" style:apply-style-name="_31_58" style:base-cell-address="bgos_table_out.A3"/>
      <style:map style:condition="cell-content()=159" style:apply-style-name="_31_59" style:base-cell-address="bgos_table_out.A3"/>
      <style:map style:condition="cell-content()=66" style:apply-style-name="_36_6" style:base-cell-address="bgos_table_out.A3"/>
      <style:map style:condition="cell-content()=172" style:apply-style-name="_31_72" style:base-cell-address="bgos_table_out.A3"/>
      <style:map style:condition="cell-content()=82" style:apply-style-name="_38_2" style:base-cell-address="bgos_table_out.A3"/>
      <style:map style:condition="cell-content()=167" style:apply-style-name="_31_67" style:base-cell-address="bgos_table_out.A3"/>
      <style:map style:condition="cell-content()=169" style:apply-style-name="_31_69" style:base-cell-address="bgos_table_out.A3"/>
      <style:map style:condition="cell-content()=83" style:apply-style-name="_38_3" style:base-cell-address="bgos_table_out.A3"/>
      <style:map style:condition="cell-content()=26" style:apply-style-name="_32_6" style:base-cell-address="bgos_table_out.A3"/>
      <style:map style:condition="cell-content()=166" style:apply-style-name="_31_66" style:base-cell-address="bgos_table_out.A3"/>
      <style:map style:condition="cell-content()=165" style:apply-style-name="_31_65" style:base-cell-address="bgos_table_out.A3"/>
      <style:map style:condition="cell-content()=164" style:apply-style-name="_31_64" style:base-cell-address="bgos_table_out.A3"/>
      <style:map style:condition="cell-content()=65" style:apply-style-name="_36_5" style:base-cell-address="bgos_table_out.A3"/>
      <style:map style:condition="cell-content()=168" style:apply-style-name="_31_68" style:base-cell-address="bgos_table_out.A3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map style:condition="cell-content()=78" style:apply-style-name="Цвет1" style:base-cell-address="bgos_table_out.A3"/>
      <style:map style:condition="cell-content()=76" style:apply-style-name="Безымянный1" style:base-cell-address="bgos_table_out.A3"/>
      <style:map style:condition="cell-content()=77" style:apply-style-name="Безымянный2" style:base-cell-address="bgos_table_out.A3"/>
      <style:map style:condition="cell-content()=75" style:apply-style-name="Безымянный3" style:base-cell-address="bgos_table_out.A3"/>
      <style:map style:condition="cell-content()=14" style:apply-style-name="Безымянный4" style:base-cell-address="bgos_table_out.A3"/>
      <style:map style:condition="cell-content()=11" style:apply-style-name="_31_1" style:base-cell-address="bgos_table_out.A3"/>
      <style:map style:condition="cell-content()=12" style:apply-style-name="_31_2" style:base-cell-address="bgos_table_out.A3"/>
      <style:map style:condition="cell-content()=61" style:apply-style-name="_36_1" style:base-cell-address="bgos_table_out.A3"/>
      <style:map style:condition="cell-content()=158" style:apply-style-name="_31_58" style:base-cell-address="bgos_table_out.A3"/>
      <style:map style:condition="cell-content()=159" style:apply-style-name="_31_59" style:base-cell-address="bgos_table_out.A3"/>
      <style:map style:condition="cell-content()=66" style:apply-style-name="_36_6" style:base-cell-address="bgos_table_out.A3"/>
      <style:map style:condition="cell-content()=172" style:apply-style-name="_31_72" style:base-cell-address="bgos_table_out.A3"/>
      <style:map style:condition="cell-content()=82" style:apply-style-name="_38_2" style:base-cell-address="bgos_table_out.A3"/>
      <style:map style:condition="cell-content()=167" style:apply-style-name="_31_67" style:base-cell-address="bgos_table_out.A3"/>
      <style:map style:condition="cell-content()=169" style:apply-style-name="_31_69" style:base-cell-address="bgos_table_out.A3"/>
      <style:map style:condition="cell-content()=83" style:apply-style-name="_38_3" style:base-cell-address="bgos_table_out.A3"/>
      <style:map style:condition="cell-content()=26" style:apply-style-name="_32_6" style:base-cell-address="bgos_table_out.A3"/>
      <style:map style:condition="cell-content()=166" style:apply-style-name="_31_66" style:base-cell-address="bgos_table_out.A3"/>
      <style:map style:condition="cell-content()=165" style:apply-style-name="_31_65" style:base-cell-address="bgos_table_out.A3"/>
      <style:map style:condition="cell-content()=164" style:apply-style-name="_31_64" style:base-cell-address="bgos_table_out.A3"/>
      <style:map style:condition="cell-content()=65" style:apply-style-name="_36_5" style:base-cell-address="bgos_table_out.A3"/>
      <style:map style:condition="cell-content()=168" style:apply-style-name="_31_68" style:base-cell-address="bgos_table_out.A3"/>
    </style:style>
    <style:style style:name="ce4" style:family="table-cell" style:parent-style-name="Default">
      <style:map style:condition="cell-content()=78" style:apply-style-name="Цвет1" style:base-cell-address="bgos_table_out.A3"/>
      <style:map style:condition="cell-content()=76" style:apply-style-name="Безымянный1" style:base-cell-address="bgos_table_out.A3"/>
      <style:map style:condition="cell-content()=77" style:apply-style-name="Безымянный2" style:base-cell-address="bgos_table_out.A3"/>
      <style:map style:condition="cell-content()=75" style:apply-style-name="Безымянный3" style:base-cell-address="bgos_table_out.A3"/>
      <style:map style:condition="cell-content()=14" style:apply-style-name="Безымянный4" style:base-cell-address="bgos_table_out.A3"/>
      <style:map style:condition="cell-content()=11" style:apply-style-name="_31_1" style:base-cell-address="bgos_table_out.A3"/>
      <style:map style:condition="cell-content()=12" style:apply-style-name="_31_2" style:base-cell-address="bgos_table_out.A3"/>
      <style:map style:condition="cell-content()=61" style:apply-style-name="_36_1" style:base-cell-address="bgos_table_out.A3"/>
      <style:map style:condition="cell-content()=158" style:apply-style-name="_31_58" style:base-cell-address="bgos_table_out.A3"/>
      <style:map style:condition="cell-content()=159" style:apply-style-name="_31_59" style:base-cell-address="bgos_table_out.A3"/>
      <style:map style:condition="cell-content()=66" style:apply-style-name="_36_6" style:base-cell-address="bgos_table_out.A3"/>
      <style:map style:condition="cell-content()=172" style:apply-style-name="_31_72" style:base-cell-address="bgos_table_out.A3"/>
      <style:map style:condition="cell-content()=82" style:apply-style-name="_38_2" style:base-cell-address="bgos_table_out.A3"/>
      <style:map style:condition="cell-content()=167" style:apply-style-name="_31_67" style:base-cell-address="bgos_table_out.A3"/>
      <style:map style:condition="cell-content()=169" style:apply-style-name="_31_69" style:base-cell-address="bgos_table_out.A3"/>
      <style:map style:condition="cell-content()=83" style:apply-style-name="_38_3" style:base-cell-address="bgos_table_out.A3"/>
      <style:map style:condition="cell-content()=26" style:apply-style-name="_32_6" style:base-cell-address="bgos_table_out.A3"/>
      <style:map style:condition="cell-content()=166" style:apply-style-name="_31_66" style:base-cell-address="bgos_table_out.A3"/>
      <style:map style:condition="cell-content()=165" style:apply-style-name="_31_65" style:base-cell-address="bgos_table_out.A3"/>
      <style:map style:condition="cell-content()=164" style:apply-style-name="_31_64" style:base-cell-address="bgos_table_out.A3"/>
      <style:map style:condition="cell-content()=65" style:apply-style-name="_36_5" style:base-cell-address="bgos_table_out.A3"/>
      <style:map style:condition="cell-content()=168" style:apply-style-name="_31_68" style:base-cell-address="bgos_table_out.A3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map style:condition="cell-content()=78" style:apply-style-name="Цвет1" style:base-cell-address="bgos_table_out.A3"/>
      <style:map style:condition="cell-content()=76" style:apply-style-name="Безымянный1" style:base-cell-address="bgos_table_out.A3"/>
      <style:map style:condition="cell-content()=77" style:apply-style-name="Безымянный2" style:base-cell-address="bgos_table_out.A3"/>
      <style:map style:condition="cell-content()=75" style:apply-style-name="Безымянный3" style:base-cell-address="bgos_table_out.A3"/>
      <style:map style:condition="cell-content()=14" style:apply-style-name="Безымянный4" style:base-cell-address="bgos_table_out.A3"/>
      <style:map style:condition="cell-content()=11" style:apply-style-name="_31_1" style:base-cell-address="bgos_table_out.A3"/>
      <style:map style:condition="cell-content()=12" style:apply-style-name="_31_2" style:base-cell-address="bgos_table_out.A3"/>
      <style:map style:condition="cell-content()=61" style:apply-style-name="_36_1" style:base-cell-address="bgos_table_out.A3"/>
      <style:map style:condition="cell-content()=158" style:apply-style-name="_31_58" style:base-cell-address="bgos_table_out.A3"/>
      <style:map style:condition="cell-content()=159" style:apply-style-name="_31_59" style:base-cell-address="bgos_table_out.A3"/>
      <style:map style:condition="cell-content()=66" style:apply-style-name="_36_6" style:base-cell-address="bgos_table_out.A3"/>
      <style:map style:condition="cell-content()=172" style:apply-style-name="_31_72" style:base-cell-address="bgos_table_out.A3"/>
      <style:map style:condition="cell-content()=82" style:apply-style-name="_38_2" style:base-cell-address="bgos_table_out.A3"/>
      <style:map style:condition="cell-content()=167" style:apply-style-name="_31_67" style:base-cell-address="bgos_table_out.A3"/>
      <style:map style:condition="cell-content()=169" style:apply-style-name="_31_69" style:base-cell-address="bgos_table_out.A3"/>
      <style:map style:condition="cell-content()=83" style:apply-style-name="_38_3" style:base-cell-address="bgos_table_out.A3"/>
      <style:map style:condition="cell-content()=26" style:apply-style-name="_32_6" style:base-cell-address="bgos_table_out.A3"/>
      <style:map style:condition="cell-content()=166" style:apply-style-name="_31_66" style:base-cell-address="bgos_table_out.A3"/>
      <style:map style:condition="cell-content()=165" style:apply-style-name="_31_65" style:base-cell-address="bgos_table_out.A3"/>
      <style:map style:condition="cell-content()=164" style:apply-style-name="_31_64" style:base-cell-address="bgos_table_out.A3"/>
      <style:map style:condition="cell-content()=65" style:apply-style-name="_36_5" style:base-cell-address="bgos_table_out.A3"/>
      <style:map style:condition="cell-content()=168" style:apply-style-name="_31_68" style:base-cell-address="bgos_table_out.A3"/>
    </style:style>
    <style:style style:name="ce6" style:family="table-cell" style:parent-style-name="Default">
      <style:map style:condition="cell-content()=19" style:apply-style-name="_31_9" style:base-cell-address="bgos_table_out.A28"/>
      <style:map style:condition="cell-content()=20" style:apply-style-name="_32_0" style:base-cell-address="bgos_table_out.A28"/>
      <style:map style:condition="cell-content()=43" style:apply-style-name="_31_1" style:base-cell-address="bgos_table_out.A28"/>
      <style:map style:condition="cell-content()=18" style:apply-style-name="_31_1" style:base-cell-address="bgos_table_out.A28"/>
      <style:map style:condition="cell-content()=47" style:apply-style-name="_31_1" style:base-cell-address="bgos_table_out.A28"/>
      <style:map style:condition="cell-content()=89" style:apply-style-name="_31_1" style:base-cell-address="bgos_table_out.A28"/>
      <style:map style:condition="cell-content()=16" style:apply-style-name="_31_1" style:base-cell-address="bgos_table_out.A28"/>
      <style:map style:condition="cell-content()=91" style:apply-style-name="_31_1" style:base-cell-address="bgos_table_out.A28"/>
      <style:map style:condition="cell-content()=42" style:apply-style-name="_31_2" style:base-cell-address="bgos_table_out.A28"/>
      <style:map style:condition="cell-content()=90" style:apply-style-name="_31_2" style:base-cell-address="bgos_table_out.A28"/>
      <style:map style:condition="cell-content()=64" style:apply-style-name="_31_2" style:base-cell-address="bgos_table_out.A28"/>
      <style:map style:condition="cell-content()=136" style:apply-style-name="_31_58" style:base-cell-address="bgos_table_out.A28"/>
      <style:map style:condition="cell-content()=102" style:apply-style-name="_31_58" style:base-cell-address="bgos_table_out.A28"/>
      <style:map style:condition="cell-content()=134" style:apply-style-name="_31_1" style:base-cell-address="bgos_table_out.A28"/>
      <style:map style:condition="cell-content()=186" style:apply-style-name="_31_1" style:base-cell-address="bgos_table_out.A28"/>
      <style:map style:condition="cell-content()=186" style:apply-style-name="_31_1" style:base-cell-address="bgos_table_out.A28"/>
      <style:map style:condition="cell-content()=135" style:apply-style-name="_31_1" style:base-cell-address="bgos_table_out.A28"/>
      <style:map style:condition="cell-content()=153" style:apply-style-name="_31_1" style:base-cell-address="bgos_table_out.A28"/>
      <style:map style:condition="cell-content()=29" style:apply-style-name="_31_1" style:base-cell-address="bgos_table_out.A28"/>
      <style:map style:condition="cell-content()=111" style:apply-style-name="_31_1" style:base-cell-address="bgos_table_out.A28"/>
      <style:map style:condition="cell-content()=33" style:apply-style-name="_31_1" style:base-cell-address="bgos_table_out.A28"/>
      <style:map style:condition="cell-content()=58" style:apply-style-name="_31_1" style:base-cell-address="bgos_table_out.A28"/>
      <style:map style:condition="cell-content()=5" style:apply-style-name="_31_1" style:base-cell-address="bgos_table_out.A28"/>
      <style:map style:condition="cell-content()=115" style:apply-style-name="_31_1" style:base-cell-address="bgos_table_out.A28"/>
      <style:map style:condition="cell-content()=80" style:apply-style-name="_31_1" style:base-cell-address="bgos_table_out.A28"/>
      <style:map style:condition="cell-content()=117" style:apply-style-name="_31_1" style:base-cell-address="bgos_table_out.A28"/>
      <style:map style:condition="cell-content()=109" style:apply-style-name="_31_1" style:base-cell-address="bgos_table_out.A28"/>
      <style:map style:condition="cell-content()=133" style:apply-style-name="_31_1" style:base-cell-address="bgos_table_out.A28"/>
      <style:map style:condition="cell-content()=108" style:apply-style-name="_31_1" style:base-cell-address="bgos_table_out.A28"/>
      <style:map style:condition="cell-content()=38" style:apply-style-name="_31_1" style:base-cell-address="bgos_table_out.A28"/>
      <style:map style:condition="cell-content()=120" style:apply-style-name="_31_1" style:base-cell-address="bgos_table_out.A28"/>
      <style:map style:condition="cell-content()=175" style:apply-style-name="_31_1" style:base-cell-address="bgos_table_out.A28"/>
      <style:map style:condition="cell-content()=9" style:apply-style-name="_31_1" style:base-cell-address="bgos_table_out.A28"/>
      <style:map style:condition="cell-content()=119" style:apply-style-name="_31_1" style:base-cell-address="bgos_table_out.A28"/>
      <style:map style:condition="cell-content()=97" style:apply-style-name="_31_58" style:base-cell-address="bgos_table_out.A28"/>
      <style:map style:condition="cell-content()=84" style:apply-style-name="_31_1" style:base-cell-address="bgos_table_out.A28"/>
      <style:map style:condition="cell-content()=189" style:apply-style-name="_31_65x" style:base-cell-address="bgos_table_out.A28"/>
      <style:map style:condition="cell-content()=56" style:apply-style-name="_31_69" style:base-cell-address="bgos_table_out.A28"/>
      <style:map style:condition="cell-content()=63" style:apply-style-name="_31_68" style:base-cell-address="bgos_table_out.A28"/>
      <style:map style:condition="cell-content()=56" style:apply-style-name="_32_0" style:base-cell-address="bgos_table_out.A28"/>
      <style:map style:condition="cell-content()=63" style:apply-style-name="_38_3" style:base-cell-address="bgos_table_out.A28"/>
      <style:map style:condition="cell-content()=55" style:apply-style-name="_31_9" style:base-cell-address="bgos_table_out.A28"/>
      <style:map style:condition="cell-content()=62" style:apply-style-name="_32_" style:base-cell-address="bgos_table_out.A28"/>
      <style:map style:condition="cell-content()=54" style:apply-style-name="_31_66" style:base-cell-address="bgos_table_out.A28"/>
      <style:map style:condition="cell-content()=179" style:apply-style-name="_31_1" style:base-cell-address="bgos_table_out.A28"/>
      <style:map style:condition="cell-content()=39" style:apply-style-name="Безымянный2" style:base-cell-address="bgos_table_out.A28"/>
      <style:map style:condition="cell-content()=180" style:apply-style-name="_36_5" style:base-cell-address="bgos_table_out.A28"/>
      <style:map style:condition="cell-content()=171" style:apply-style-name="_32_0" style:base-cell-address="bgos_table_out.A28"/>
      <style:map style:condition="cell-content()=178" style:apply-style-name="_36_1" style:base-cell-address="bgos_table_out.A28"/>
      <style:map style:condition="cell-content()=112" style:apply-style-name="_32_0" style:base-cell-address="bgos_table_out.A28"/>
      <style:map style:condition="cell-content()=132" style:apply-style-name="_31_65" style:base-cell-address="bgos_table_out.A28"/>
      <style:map style:condition="cell-content()=21" style:apply-style-name="_31_64" style:base-cell-address="bgos_table_out.A28"/>
      <style:map style:condition="cell-content()=116" style:apply-style-name="_31_65" style:base-cell-address="bgos_table_out.A28"/>
      <style:map style:condition="cell-content()=150" style:apply-style-name="_31_1" style:base-cell-address="bgos_table_out.A28"/>
      <style:map style:condition="cell-content()=118" style:apply-style-name="_31_66" style:base-cell-address="bgos_table_out.A28"/>
      <style:map style:condition="cell-content()=81" style:apply-style-name="_31_9" style:base-cell-address="bgos_table_out.A28"/>
      <style:map style:condition="cell-content()=13" style:apply-style-name="_31_68" style:base-cell-address="bgos_table_out.A28"/>
      <style:map style:condition="cell-content()=142" style:apply-style-name="_31_65" style:base-cell-address="bgos_table_out.A28"/>
      <style:map style:condition="cell-content()=142" style:apply-style-name="_32_6" style:base-cell-address="bgos_table_out.A28"/>
      <style:map style:condition="cell-content()=190" style:apply-style-name="_31_65" style:base-cell-address="bgos_table_out.A28"/>
      <style:map style:condition="cell-content()=124" style:apply-style-name="_31_64" style:base-cell-address="bgos_table_out.A28"/>
      <style:map style:condition="cell-content()=57" style:apply-style-name="_31_64" style:base-cell-address="bgos_table_out.A28"/>
      <style:map style:condition="cell-content()=122" style:apply-style-name="_31_1" style:base-cell-address="bgos_table_out.A28"/>
      <style:map style:condition="cell-content()=59" style:apply-style-name="_31_68" style:base-cell-address="bgos_table_out.A28"/>
      <style:map style:condition="cell-content()=85" style:apply-style-name="_31_58" style:base-cell-address="bgos_table_out.A28"/>
      <style:map style:condition="cell-content()=53" style:apply-style-name="_31_58" style:base-cell-address="bgos_table_out.A28"/>
      <style:map style:condition="cell-content()=127" style:apply-style-name="_31_2" style:base-cell-address="bgos_table_out.A28"/>
      <style:map style:condition="cell-content()=185" style:apply-style-name="_31_64" style:base-cell-address="bgos_table_out.A28"/>
      <style:map style:condition="cell-content()=93" style:apply-style-name="_31_64" style:base-cell-address="bgos_table_out.A28"/>
      <style:map style:condition="cell-content()=170" style:apply-style-name="_31_59" style:base-cell-address="bgos_table_out.A28"/>
      <style:map style:condition="cell-content()=147" style:apply-style-name="_31_65x" style:base-cell-address="bgos_table_out.A28"/>
      <style:map style:condition="cell-content()=22" style:apply-style-name="_31_66" style:base-cell-address="bgos_table_out.A28"/>
      <style:map style:condition="cell-content()=149" style:apply-style-name="_31_68" style:base-cell-address="bgos_table_out.A28"/>
      <style:map style:condition="cell-content()=177" style:apply-style-name="_31_1" style:base-cell-address="bgos_table_out.A28"/>
      <style:map style:condition="cell-content()=103" style:apply-style-name="_31_64" style:base-cell-address="bgos_table_out.A28"/>
      <style:map style:condition="cell-content()=176" style:apply-style-name="_31_65x" style:base-cell-address="bgos_table_out.A28"/>
      <style:map style:condition="cell-content()=36" style:apply-style-name="_31_65" style:base-cell-address="bgos_table_out.A28"/>
      <style:map style:condition="cell-content()=174" style:apply-style-name="_31_68" style:base-cell-address="bgos_table_out.A28"/>
      <style:map style:condition="cell-content()=4" style:apply-style-name="_32_" style:base-cell-address="bgos_table_out.A28"/>
      <style:map style:condition="cell-content()=184" style:apply-style-name="_32_" style:base-cell-address="bgos_table_out.A28"/>
      <style:map style:condition="cell-content()=7" style:apply-style-name="_38_3" style:base-cell-address="bgos_table_out.A28"/>
      <style:map style:condition="cell-content()=181" style:apply-style-name="_31_59" style:base-cell-address="bgos_table_out.A28"/>
      <style:map style:condition="cell-content()=3" style:apply-style-name="_31_64" style:base-cell-address="bgos_table_out.A28"/>
      <style:map style:condition="cell-content()=183" style:apply-style-name="_31_1" style:base-cell-address="bgos_table_out.A28"/>
      <style:map style:condition="cell-content()=10" style:apply-style-name="_31_1" style:base-cell-address="bgos_table_out.A28"/>
      <style:map style:condition="cell-content()=182" style:apply-style-name="_31_1" style:base-cell-address="bgos_table_out.A28"/>
      <style:map style:condition="cell-content()=31" style:apply-style-name="_31_1" style:base-cell-address="bgos_table_out.A28"/>
      <style:map style:condition="cell-content()=173" style:apply-style-name="_31_1" style:base-cell-address="bgos_table_out.A28"/>
      <style:map style:condition="cell-content()=27" style:apply-style-name="_31_1" style:base-cell-address="bgos_table_out.A28"/>
      <style:map style:condition="cell-content()=128" style:apply-style-name="_31_1" style:base-cell-address="bgos_table_out.A28"/>
      <style:map style:condition="cell-content()=44" style:apply-style-name="_31_1" style:base-cell-address="bgos_table_out.A28"/>
      <style:map style:condition="cell-content()=146" style:apply-style-name="_31_1" style:base-cell-address="bgos_table_out.A28"/>
      <style:map style:condition="cell-content()=32" style:apply-style-name="_31_1" style:base-cell-address="bgos_table_out.A28"/>
      <style:map style:condition="cell-content()=152" style:apply-style-name="_31_1" style:base-cell-address="bgos_table_out.A28"/>
      <style:map style:condition="cell-content()=114" style:apply-style-name="_31_1" style:base-cell-address="bgos_table_out.A28"/>
      <style:map style:condition="cell-content()=37" style:apply-style-name="_31_66" style:base-cell-address="bgos_table_out.A28"/>
      <style:map style:condition="cell-content()=17" style:apply-style-name="_31_1" style:base-cell-address="bgos_table_out.A28"/>
      <style:map style:condition="cell-content()=86" style:apply-style-name="_31_1" style:base-cell-address="bgos_table_out.A28"/>
      <style:map style:condition="cell-content()=30" style:apply-style-name="_31_1" style:base-cell-address="bgos_table_out.A28"/>
      <style:map style:condition="cell-content()=15" style:apply-style-name="_31_1" style:base-cell-address="bgos_table_out.A28"/>
      <style:map style:condition="cell-content()=160" style:apply-style-name="_31_1" style:base-cell-address="bgos_table_out.A28"/>
      <style:map style:condition="cell-content()=95" style:apply-style-name="_31_1" style:base-cell-address="bgos_table_out.A28"/>
      <style:map style:condition="cell-content()=113" style:apply-style-name="_31_1" style:base-cell-address="bgos_table_out.A28"/>
      <style:map style:condition="cell-content()=94" style:apply-style-name="_31_1" style:base-cell-address="bgos_table_out.A28"/>
      <style:map style:condition="cell-content()=67" style:apply-style-name="_31_1" style:base-cell-address="bgos_table_out.A28"/>
      <style:map style:condition="cell-content()=34" style:apply-style-name="_31_1" style:base-cell-address="bgos_table_out.A28"/>
      <style:map style:condition="cell-content()=162" style:apply-style-name="_31_1" style:base-cell-address="bgos_table_out.A28"/>
      <style:map style:condition="cell-content()=35" style:apply-style-name="_31_1" style:base-cell-address="bgos_table_out.A28"/>
      <style:map style:condition="cell-content()=123" style:apply-style-name="_31_1" style:base-cell-address="bgos_table_out.A28"/>
      <style:map style:condition="cell-content()=98" style:apply-style-name="_31_1" style:base-cell-address="bgos_table_out.A28"/>
      <style:map style:condition="cell-content()=125" style:apply-style-name="_31_1" style:base-cell-address="bgos_table_out.A28"/>
      <style:map style:condition="cell-content()=96" style:apply-style-name="_31_1" style:base-cell-address="bgos_table_out.A28"/>
      <style:map style:condition="cell-content()=126" style:apply-style-name="_31_1" style:base-cell-address="bgos_table_out.A28"/>
      <style:map style:condition="cell-content()=163" style:apply-style-name="_31_1" style:base-cell-address="bgos_table_out.A28"/>
      <style:map style:condition="cell-content()=148" style:apply-style-name="_31_1" style:base-cell-address="bgos_table_out.A28"/>
      <style:map style:condition="cell-content()=41" style:apply-style-name="_31_1" style:base-cell-address="bgos_table_out.A28"/>
      <style:map style:condition="cell-content()=101" style:apply-style-name="_31_1" style:base-cell-address="bgos_table_out.A28"/>
      <style:map style:condition="cell-content()=40" style:apply-style-name="_31_1" style:base-cell-address="bgos_table_out.A28"/>
      <style:map style:condition="cell-content()=110" style:apply-style-name="_31_1" style:base-cell-address="bgos_table_out.A28"/>
      <style:map style:condition="cell-content()=6" style:apply-style-name="_31_1" style:base-cell-address="bgos_table_out.A28"/>
      <style:map style:condition="cell-content()=161" style:apply-style-name="_31_1" style:base-cell-address="bgos_table_out.A28"/>
      <style:map style:condition="cell-content()=8" style:apply-style-name="_31_1" style:base-cell-address="bgos_table_out.A28"/>
      <style:map style:condition="cell-content()=151" style:apply-style-name="_31_68" style:base-cell-address="bgos_table_out.A28"/>
      <style:map style:condition="cell-content()=28" style:apply-style-name="_31_65x" style:base-cell-address="bgos_table_out.A28"/>
      <style:map style:condition="cell-content()=144" style:apply-style-name="_31_1" style:base-cell-address="bgos_table_out.A28"/>
      <style:map style:condition="cell-content()=100" style:apply-style-name="_31_1" style:base-cell-address="bgos_table_out.A28"/>
      <style:map style:condition="cell-content()=121" style:apply-style-name="_31_1" style:base-cell-address="bgos_table_out.A28"/>
      <style:map style:condition="cell-content()=2" style:apply-style-name="_31_65x" style:base-cell-address="bgos_table_out.A28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map style:condition="cell-content()=139" style:apply-style-name="_31_59" style:base-cell-address="bgos_table_out.A152"/>
      <style:map style:condition="cell-content()=140" style:apply-style-name="_31_68" style:base-cell-address="bgos_table_out.A152"/>
    </style:style>
    <style:style style:name="ce8" style:family="table-cell" style:parent-style-name="Default">
      <style:map style:condition="cell-content()=0" style:apply-style-name="_31_64" style:base-cell-address="bgos_table_out.A156"/>
      <style:map style:condition="cell-content()=140" style:apply-style-name="_31_65" style:base-cell-address="bgos_table_out.A156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map style:condition="cell-content()=0" style:apply-style-name="_31_64" style:base-cell-address="bgos_table_out.A156"/>
      <style:map style:condition="cell-content()=140" style:apply-style-name="_31_65" style:base-cell-address="bgos_table_out.A156"/>
    </style:style>
    <style:style style:name="ce10" style:family="table-cell" style:parent-style-name="Default">
      <style:table-cell-properties fo:border-bottom="none" fo:border-left="0.99pt groove #000000" fo:border-right="none" fo:border-top="0.99pt groove #000000"/>
      <style:map style:condition="cell-content()=141" style:apply-style-name="_31_64" style:base-cell-address="bgos_table_out.A159"/>
      <style:map style:condition="cell-content()=74" style:apply-style-name="_31_65" style:base-cell-address="bgos_table_out.A159"/>
      <style:map style:condition="cell-content()=72" style:apply-style-name="_31_1" style:base-cell-address="bgos_table_out.A159"/>
      <style:map style:condition="cell-content()=71" style:apply-style-name="_31_1" style:base-cell-address="bgos_table_out.A159"/>
      <style:map style:condition="cell-content()=73" style:apply-style-name="_31_2" style:base-cell-address="bgos_table_out.A159"/>
      <style:map style:condition="cell-content()=70" style:apply-style-name="_31_65" style:base-cell-address="bgos_table_out.A159"/>
    </style:style>
    <style:style style:name="ce11" style:family="table-cell" style:parent-style-name="Default">
      <style:table-cell-properties fo:border-bottom="none" fo:border-left="0.99pt groove #000000" fo:border-right="none" fo:border-top="none"/>
      <style:map style:condition="cell-content()=141" style:apply-style-name="_31_64" style:base-cell-address="bgos_table_out.A159"/>
      <style:map style:condition="cell-content()=74" style:apply-style-name="_31_65" style:base-cell-address="bgos_table_out.A159"/>
      <style:map style:condition="cell-content()=72" style:apply-style-name="_31_1" style:base-cell-address="bgos_table_out.A159"/>
      <style:map style:condition="cell-content()=71" style:apply-style-name="_31_1" style:base-cell-address="bgos_table_out.A159"/>
      <style:map style:condition="cell-content()=73" style:apply-style-name="_31_2" style:base-cell-address="bgos_table_out.A159"/>
      <style:map style:condition="cell-content()=70" style:apply-style-name="_31_65" style:base-cell-address="bgos_table_out.A159"/>
    </style:style>
    <style:style style:name="ce12" style:family="table-cell" style:parent-style-name="Default">
      <style:table-cell-properties fo:border-bottom="0.99pt groove #000000" fo:border-left="0.99pt groove #000000" fo:border-right="none" fo:border-top="none"/>
      <style:map style:condition="cell-content()=141" style:apply-style-name="_31_64" style:base-cell-address="bgos_table_out.A159"/>
      <style:map style:condition="cell-content()=74" style:apply-style-name="_31_65" style:base-cell-address="bgos_table_out.A159"/>
      <style:map style:condition="cell-content()=72" style:apply-style-name="_31_1" style:base-cell-address="bgos_table_out.A159"/>
      <style:map style:condition="cell-content()=71" style:apply-style-name="_31_1" style:base-cell-address="bgos_table_out.A159"/>
      <style:map style:condition="cell-content()=73" style:apply-style-name="_31_2" style:base-cell-address="bgos_table_out.A159"/>
      <style:map style:condition="cell-content()=70" style:apply-style-name="_31_65" style:base-cell-address="bgos_table_out.A159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99pt groove #000000" fo:border-right="none" fo:border-top="0.99pt groove #000000"/>
      <style:map style:condition="cell-content()=88" style:apply-style-name="_31_64" style:base-cell-address="bgos_table_out.A166"/>
      <style:map style:condition="cell-content()=107" style:apply-style-name="_31_65" style:base-cell-address="bgos_table_out.A166"/>
      <style:map style:condition="cell-content()=104" style:apply-style-name="_31_65" style:base-cell-address="bgos_table_out.A166"/>
      <style:map style:condition="cell-content()=87" style:apply-style-name="_31_1" style:base-cell-address="bgos_table_out.A166"/>
      <style:map style:condition="cell-content()=92" style:apply-style-name="_32_" style:base-cell-address="bgos_table_out.A166"/>
    </style:style>
    <style:style style:name="ce15" style:family="table-cell" style:parent-style-name="Default">
      <style:table-cell-properties fo:border-bottom="none" fo:border-left="0.99pt groove #000000" fo:border-right="none" fo:border-top="none"/>
      <style:map style:condition="cell-content()=88" style:apply-style-name="_31_64" style:base-cell-address="bgos_table_out.A166"/>
      <style:map style:condition="cell-content()=107" style:apply-style-name="_31_65" style:base-cell-address="bgos_table_out.A166"/>
      <style:map style:condition="cell-content()=104" style:apply-style-name="_31_65" style:base-cell-address="bgos_table_out.A166"/>
      <style:map style:condition="cell-content()=87" style:apply-style-name="_31_1" style:base-cell-address="bgos_table_out.A166"/>
      <style:map style:condition="cell-content()=92" style:apply-style-name="_32_" style:base-cell-address="bgos_table_out.A166"/>
    </style:style>
    <style:style style:name="ce16" style:family="table-cell" style:parent-style-name="Default">
      <style:table-cell-properties fo:border-bottom="0.99pt groove #000000" fo:border-left="0.99pt groove #000000" fo:border-right="none" fo:border-top="none"/>
      <style:map style:condition="cell-content()=88" style:apply-style-name="_31_64" style:base-cell-address="bgos_table_out.A166"/>
      <style:map style:condition="cell-content()=107" style:apply-style-name="_31_65" style:base-cell-address="bgos_table_out.A166"/>
      <style:map style:condition="cell-content()=104" style:apply-style-name="_31_65" style:base-cell-address="bgos_table_out.A166"/>
      <style:map style:condition="cell-content()=87" style:apply-style-name="_31_1" style:base-cell-address="bgos_table_out.A166"/>
      <style:map style:condition="cell-content()=92" style:apply-style-name="_32_" style:base-cell-address="bgos_table_out.A166"/>
    </style:style>
    <style:style style:name="ce17" style:family="table-cell" style:parent-style-name="Default">
      <style:map style:condition="cell-content()=145" style:apply-style-name="_31_1" style:base-cell-address="bgos_table_out.A173"/>
      <style:map style:condition="cell-content()=24" style:apply-style-name="_31_59" style:base-cell-address="bgos_table_out.A173"/>
      <style:map style:condition="cell-content()=69" style:apply-style-name="_31_67" style:base-cell-address="bgos_table_out.A173"/>
      <style:map style:condition="cell-content()=154" style:apply-style-name="_32_" style:base-cell-address="bgos_table_out.A173"/>
      <style:map style:condition="cell-content()=68" style:apply-style-name="_31_1" style:base-cell-address="bgos_table_out.A173"/>
      <style:map style:condition="cell-content()=156" style:apply-style-name="_31_67" style:base-cell-address="bgos_table_out.A173"/>
      <style:map style:condition="cell-content()=46" style:apply-style-name="_31_9" style:base-cell-address="bgos_table_out.A173"/>
      <style:map style:condition="cell-content()=138" style:apply-style-name="_31_72" style:base-cell-address="bgos_table_out.A173"/>
      <style:map style:condition="cell-content()=45" style:apply-style-name="_31_67" style:base-cell-address="bgos_table_out.A173"/>
      <style:map style:condition="cell-content()=23" style:apply-style-name="_31_72" style:base-cell-address="bgos_table_out.A173"/>
      <style:map style:condition="cell-content()=45" style:apply-style-name="_31_66" style:base-cell-address="bgos_table_out.A173"/>
      <style:map style:condition="cell-content()=23" style:apply-style-name="_32_0" style:base-cell-address="bgos_table_out.A173"/>
      <style:map style:condition="cell-content()=188" style:apply-style-name="_31_72" style:base-cell-address="bgos_table_out.A173"/>
      <style:map style:condition="cell-content()=157" style:apply-style-name="_31_69" style:base-cell-address="bgos_table_out.A173"/>
      <style:map style:condition="cell-content()=187" style:apply-style-name="_32_" style:base-cell-address="bgos_table_out.A173"/>
      <style:map style:condition="cell-content()=137" style:apply-style-name="_36_1" style:base-cell-address="bgos_table_out.A173"/>
      <style:map style:condition="cell-content()=51" style:apply-style-name="Безымянный1" style:base-cell-address="bgos_table_out.A173"/>
      <style:map style:condition="cell-content()=155" style:apply-style-name="_31_64" style:base-cell-address="bgos_table_out.A173"/>
      <style:map style:condition="cell-content()=50" style:apply-style-name="_32_6" style:base-cell-address="bgos_table_out.A173"/>
      <style:map style:condition="cell-content()=25" style:apply-style-name="_31_65" style:base-cell-address="bgos_table_out.A173"/>
    </style:style>
    <style:style style:name="ce18" style:family="table-cell" style:parent-style-name="Default">
      <style:table-cell-properties fo:border-bottom="none" fo:border-left="none" fo:border-right="none" fo:border-top="0.06pt solid #000000"/>
      <style:map style:condition="cell-content()=78" style:apply-style-name="Цвет1" style:base-cell-address="bgos_table_out.A3"/>
      <style:map style:condition="cell-content()=76" style:apply-style-name="Безымянный1" style:base-cell-address="bgos_table_out.A3"/>
      <style:map style:condition="cell-content()=77" style:apply-style-name="Безымянный2" style:base-cell-address="bgos_table_out.A3"/>
      <style:map style:condition="cell-content()=75" style:apply-style-name="Безымянный3" style:base-cell-address="bgos_table_out.A3"/>
      <style:map style:condition="cell-content()=14" style:apply-style-name="Безымянный4" style:base-cell-address="bgos_table_out.A3"/>
      <style:map style:condition="cell-content()=11" style:apply-style-name="_31_1" style:base-cell-address="bgos_table_out.A3"/>
      <style:map style:condition="cell-content()=12" style:apply-style-name="_31_2" style:base-cell-address="bgos_table_out.A3"/>
      <style:map style:condition="cell-content()=61" style:apply-style-name="_36_1" style:base-cell-address="bgos_table_out.A3"/>
      <style:map style:condition="cell-content()=158" style:apply-style-name="_31_58" style:base-cell-address="bgos_table_out.A3"/>
      <style:map style:condition="cell-content()=159" style:apply-style-name="_31_59" style:base-cell-address="bgos_table_out.A3"/>
      <style:map style:condition="cell-content()=66" style:apply-style-name="_36_6" style:base-cell-address="bgos_table_out.A3"/>
      <style:map style:condition="cell-content()=172" style:apply-style-name="_31_72" style:base-cell-address="bgos_table_out.A3"/>
      <style:map style:condition="cell-content()=82" style:apply-style-name="_38_2" style:base-cell-address="bgos_table_out.A3"/>
      <style:map style:condition="cell-content()=167" style:apply-style-name="_31_67" style:base-cell-address="bgos_table_out.A3"/>
      <style:map style:condition="cell-content()=169" style:apply-style-name="_31_69" style:base-cell-address="bgos_table_out.A3"/>
      <style:map style:condition="cell-content()=83" style:apply-style-name="_38_3" style:base-cell-address="bgos_table_out.A3"/>
      <style:map style:condition="cell-content()=26" style:apply-style-name="_32_6" style:base-cell-address="bgos_table_out.A3"/>
      <style:map style:condition="cell-content()=166" style:apply-style-name="_31_66" style:base-cell-address="bgos_table_out.A3"/>
      <style:map style:condition="cell-content()=165" style:apply-style-name="_31_65" style:base-cell-address="bgos_table_out.A3"/>
      <style:map style:condition="cell-content()=164" style:apply-style-name="_31_64" style:base-cell-address="bgos_table_out.A3"/>
      <style:map style:condition="cell-content()=65" style:apply-style-name="_36_5" style:base-cell-address="bgos_table_out.A3"/>
      <style:map style:condition="cell-content()=168" style:apply-style-name="_31_68" style:base-cell-address="bgos_table_out.A3"/>
    </style:style>
    <style:style style:name="ce19" style:family="table-cell" style:parent-style-name="Default">
      <style:table-cell-properties fo:border-bottom="0.06pt solid #000000" fo:border-left="none" fo:border-right="none" fo:border-top="none"/>
      <style:map style:condition="cell-content()=78" style:apply-style-name="Цвет1" style:base-cell-address="bgos_table_out.A3"/>
      <style:map style:condition="cell-content()=76" style:apply-style-name="Безымянный1" style:base-cell-address="bgos_table_out.A3"/>
      <style:map style:condition="cell-content()=77" style:apply-style-name="Безымянный2" style:base-cell-address="bgos_table_out.A3"/>
      <style:map style:condition="cell-content()=75" style:apply-style-name="Безымянный3" style:base-cell-address="bgos_table_out.A3"/>
      <style:map style:condition="cell-content()=14" style:apply-style-name="Безымянный4" style:base-cell-address="bgos_table_out.A3"/>
      <style:map style:condition="cell-content()=11" style:apply-style-name="_31_1" style:base-cell-address="bgos_table_out.A3"/>
      <style:map style:condition="cell-content()=12" style:apply-style-name="_31_2" style:base-cell-address="bgos_table_out.A3"/>
      <style:map style:condition="cell-content()=61" style:apply-style-name="_36_1" style:base-cell-address="bgos_table_out.A3"/>
      <style:map style:condition="cell-content()=158" style:apply-style-name="_31_58" style:base-cell-address="bgos_table_out.A3"/>
      <style:map style:condition="cell-content()=159" style:apply-style-name="_31_59" style:base-cell-address="bgos_table_out.A3"/>
      <style:map style:condition="cell-content()=66" style:apply-style-name="_36_6" style:base-cell-address="bgos_table_out.A3"/>
      <style:map style:condition="cell-content()=172" style:apply-style-name="_31_72" style:base-cell-address="bgos_table_out.A3"/>
      <style:map style:condition="cell-content()=82" style:apply-style-name="_38_2" style:base-cell-address="bgos_table_out.A3"/>
      <style:map style:condition="cell-content()=167" style:apply-style-name="_31_67" style:base-cell-address="bgos_table_out.A3"/>
      <style:map style:condition="cell-content()=169" style:apply-style-name="_31_69" style:base-cell-address="bgos_table_out.A3"/>
      <style:map style:condition="cell-content()=83" style:apply-style-name="_38_3" style:base-cell-address="bgos_table_out.A3"/>
      <style:map style:condition="cell-content()=26" style:apply-style-name="_32_6" style:base-cell-address="bgos_table_out.A3"/>
      <style:map style:condition="cell-content()=166" style:apply-style-name="_31_66" style:base-cell-address="bgos_table_out.A3"/>
      <style:map style:condition="cell-content()=165" style:apply-style-name="_31_65" style:base-cell-address="bgos_table_out.A3"/>
      <style:map style:condition="cell-content()=164" style:apply-style-name="_31_64" style:base-cell-address="bgos_table_out.A3"/>
      <style:map style:condition="cell-content()=65" style:apply-style-name="_36_5" style:base-cell-address="bgos_table_out.A3"/>
      <style:map style:condition="cell-content()=168" style:apply-style-name="_31_68" style:base-cell-address="bgos_table_out.A3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map style:condition="cell-content()=78" style:apply-style-name="Цвет1" style:base-cell-address="bgos_table_out.A3"/>
      <style:map style:condition="cell-content()=76" style:apply-style-name="Безымянный1" style:base-cell-address="bgos_table_out.A3"/>
      <style:map style:condition="cell-content()=77" style:apply-style-name="Безымянный2" style:base-cell-address="bgos_table_out.A3"/>
      <style:map style:condition="cell-content()=75" style:apply-style-name="Безымянный3" style:base-cell-address="bgos_table_out.A3"/>
      <style:map style:condition="cell-content()=14" style:apply-style-name="Безымянный4" style:base-cell-address="bgos_table_out.A3"/>
      <style:map style:condition="cell-content()=11" style:apply-style-name="_31_1" style:base-cell-address="bgos_table_out.A3"/>
      <style:map style:condition="cell-content()=12" style:apply-style-name="_31_2" style:base-cell-address="bgos_table_out.A3"/>
      <style:map style:condition="cell-content()=61" style:apply-style-name="_36_1" style:base-cell-address="bgos_table_out.A3"/>
      <style:map style:condition="cell-content()=158" style:apply-style-name="_31_58" style:base-cell-address="bgos_table_out.A3"/>
      <style:map style:condition="cell-content()=159" style:apply-style-name="_31_59" style:base-cell-address="bgos_table_out.A3"/>
      <style:map style:condition="cell-content()=66" style:apply-style-name="_36_6" style:base-cell-address="bgos_table_out.A3"/>
      <style:map style:condition="cell-content()=172" style:apply-style-name="_31_72" style:base-cell-address="bgos_table_out.A3"/>
      <style:map style:condition="cell-content()=82" style:apply-style-name="_38_2" style:base-cell-address="bgos_table_out.A3"/>
      <style:map style:condition="cell-content()=167" style:apply-style-name="_31_67" style:base-cell-address="bgos_table_out.A3"/>
      <style:map style:condition="cell-content()=169" style:apply-style-name="_31_69" style:base-cell-address="bgos_table_out.A3"/>
      <style:map style:condition="cell-content()=83" style:apply-style-name="_38_3" style:base-cell-address="bgos_table_out.A3"/>
      <style:map style:condition="cell-content()=26" style:apply-style-name="_32_6" style:base-cell-address="bgos_table_out.A3"/>
      <style:map style:condition="cell-content()=166" style:apply-style-name="_31_66" style:base-cell-address="bgos_table_out.A3"/>
      <style:map style:condition="cell-content()=165" style:apply-style-name="_31_65" style:base-cell-address="bgos_table_out.A3"/>
      <style:map style:condition="cell-content()=164" style:apply-style-name="_31_64" style:base-cell-address="bgos_table_out.A3"/>
      <style:map style:condition="cell-content()=65" style:apply-style-name="_36_5" style:base-cell-address="bgos_table_out.A3"/>
      <style:map style:condition="cell-content()=168" style:apply-style-name="_31_68" style:base-cell-address="bgos_table_out.A3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map style:condition="cell-content()=139" style:apply-style-name="_31_59" style:base-cell-address="bgos_table_out.A152"/>
      <style:map style:condition="cell-content()=140" style:apply-style-name="_31_68" style:base-cell-address="bgos_table_out.A152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map style:condition="cell-content()=0" style:apply-style-name="_31_64" style:base-cell-address="bgos_table_out.A156"/>
      <style:map style:condition="cell-content()=140" style:apply-style-name="_31_65" style:base-cell-address="bgos_table_out.A156"/>
    </style:style>
    <style:style style:name="ce23" style:family="table-cell" style:parent-style-name="Default">
      <style:table-cell-properties fo:border-bottom="none" fo:border-left="none" fo:border-right="none" fo:border-top="0.99pt groove #000000"/>
      <style:map style:condition="cell-content()=141" style:apply-style-name="_31_64" style:base-cell-address="bgos_table_out.A159"/>
      <style:map style:condition="cell-content()=74" style:apply-style-name="_31_65" style:base-cell-address="bgos_table_out.A159"/>
      <style:map style:condition="cell-content()=72" style:apply-style-name="_31_1" style:base-cell-address="bgos_table_out.A159"/>
      <style:map style:condition="cell-content()=71" style:apply-style-name="_31_1" style:base-cell-address="bgos_table_out.A159"/>
      <style:map style:condition="cell-content()=73" style:apply-style-name="_31_2" style:base-cell-address="bgos_table_out.A159"/>
      <style:map style:condition="cell-content()=70" style:apply-style-name="_31_65" style:base-cell-address="bgos_table_out.A159"/>
    </style:style>
    <style:style style:name="ce24" style:family="table-cell" style:parent-style-name="Default">
      <style:map style:condition="cell-content()=141" style:apply-style-name="_31_64" style:base-cell-address="bgos_table_out.A159"/>
      <style:map style:condition="cell-content()=74" style:apply-style-name="_31_65" style:base-cell-address="bgos_table_out.A159"/>
      <style:map style:condition="cell-content()=72" style:apply-style-name="_31_1" style:base-cell-address="bgos_table_out.A159"/>
      <style:map style:condition="cell-content()=71" style:apply-style-name="_31_1" style:base-cell-address="bgos_table_out.A159"/>
      <style:map style:condition="cell-content()=73" style:apply-style-name="_31_2" style:base-cell-address="bgos_table_out.A159"/>
      <style:map style:condition="cell-content()=70" style:apply-style-name="_31_65" style:base-cell-address="bgos_table_out.A159"/>
    </style:style>
    <style:style style:name="ce25" style:family="table-cell" style:parent-style-name="Default">
      <style:table-cell-properties fo:border-bottom="0.99pt groove #000000" fo:border-left="none" fo:border-right="none" fo:border-top="none"/>
      <style:map style:condition="cell-content()=141" style:apply-style-name="_31_64" style:base-cell-address="bgos_table_out.A159"/>
      <style:map style:condition="cell-content()=74" style:apply-style-name="_31_65" style:base-cell-address="bgos_table_out.A159"/>
      <style:map style:condition="cell-content()=72" style:apply-style-name="_31_1" style:base-cell-address="bgos_table_out.A159"/>
      <style:map style:condition="cell-content()=71" style:apply-style-name="_31_1" style:base-cell-address="bgos_table_out.A159"/>
      <style:map style:condition="cell-content()=73" style:apply-style-name="_31_2" style:base-cell-address="bgos_table_out.A159"/>
      <style:map style:condition="cell-content()=70" style:apply-style-name="_31_65" style:base-cell-address="bgos_table_out.A159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7" style:family="table-cell" style:parent-style-name="Default">
      <style:table-cell-properties fo:border-bottom="none" fo:border-left="none" fo:border-right="none" fo:border-top="0.99pt groove #000000"/>
      <style:map style:condition="cell-content()=88" style:apply-style-name="_31_64" style:base-cell-address="bgos_table_out.A166"/>
      <style:map style:condition="cell-content()=107" style:apply-style-name="_31_65" style:base-cell-address="bgos_table_out.A166"/>
      <style:map style:condition="cell-content()=104" style:apply-style-name="_31_65" style:base-cell-address="bgos_table_out.A166"/>
      <style:map style:condition="cell-content()=87" style:apply-style-name="_31_1" style:base-cell-address="bgos_table_out.A166"/>
      <style:map style:condition="cell-content()=92" style:apply-style-name="_32_" style:base-cell-address="bgos_table_out.A166"/>
    </style:style>
    <style:style style:name="ce28" style:family="table-cell" style:parent-style-name="Default">
      <style:map style:condition="cell-content()=88" style:apply-style-name="_31_64" style:base-cell-address="bgos_table_out.A166"/>
      <style:map style:condition="cell-content()=107" style:apply-style-name="_31_65" style:base-cell-address="bgos_table_out.A166"/>
      <style:map style:condition="cell-content()=104" style:apply-style-name="_31_65" style:base-cell-address="bgos_table_out.A166"/>
      <style:map style:condition="cell-content()=87" style:apply-style-name="_31_1" style:base-cell-address="bgos_table_out.A166"/>
      <style:map style:condition="cell-content()=92" style:apply-style-name="_32_" style:base-cell-address="bgos_table_out.A166"/>
    </style:style>
    <style:style style:name="ce29" style:family="table-cell" style:parent-style-name="Default">
      <style:table-cell-properties fo:border-bottom="0.99pt groove #000000" fo:border-left="none" fo:border-right="none" fo:border-top="none"/>
      <style:map style:condition="cell-content()=88" style:apply-style-name="_31_64" style:base-cell-address="bgos_table_out.A166"/>
      <style:map style:condition="cell-content()=107" style:apply-style-name="_31_65" style:base-cell-address="bgos_table_out.A166"/>
      <style:map style:condition="cell-content()=104" style:apply-style-name="_31_65" style:base-cell-address="bgos_table_out.A166"/>
      <style:map style:condition="cell-content()=87" style:apply-style-name="_31_1" style:base-cell-address="bgos_table_out.A166"/>
      <style:map style:condition="cell-content()=92" style:apply-style-name="_32_" style:base-cell-address="bgos_table_out.A166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map style:condition="cell-content()=78" style:apply-style-name="Цвет1" style:base-cell-address="bgos_table_out.A3"/>
      <style:map style:condition="cell-content()=76" style:apply-style-name="Безымянный1" style:base-cell-address="bgos_table_out.A3"/>
      <style:map style:condition="cell-content()=77" style:apply-style-name="Безымянный2" style:base-cell-address="bgos_table_out.A3"/>
      <style:map style:condition="cell-content()=75" style:apply-style-name="Безымянный3" style:base-cell-address="bgos_table_out.A3"/>
      <style:map style:condition="cell-content()=14" style:apply-style-name="Безымянный4" style:base-cell-address="bgos_table_out.A3"/>
      <style:map style:condition="cell-content()=11" style:apply-style-name="_31_1" style:base-cell-address="bgos_table_out.A3"/>
      <style:map style:condition="cell-content()=12" style:apply-style-name="_31_2" style:base-cell-address="bgos_table_out.A3"/>
      <style:map style:condition="cell-content()=61" style:apply-style-name="_36_1" style:base-cell-address="bgos_table_out.A3"/>
      <style:map style:condition="cell-content()=158" style:apply-style-name="_31_58" style:base-cell-address="bgos_table_out.A3"/>
      <style:map style:condition="cell-content()=159" style:apply-style-name="_31_59" style:base-cell-address="bgos_table_out.A3"/>
      <style:map style:condition="cell-content()=66" style:apply-style-name="_36_6" style:base-cell-address="bgos_table_out.A3"/>
      <style:map style:condition="cell-content()=172" style:apply-style-name="_31_72" style:base-cell-address="bgos_table_out.A3"/>
      <style:map style:condition="cell-content()=82" style:apply-style-name="_38_2" style:base-cell-address="bgos_table_out.A3"/>
      <style:map style:condition="cell-content()=167" style:apply-style-name="_31_67" style:base-cell-address="bgos_table_out.A3"/>
      <style:map style:condition="cell-content()=169" style:apply-style-name="_31_69" style:base-cell-address="bgos_table_out.A3"/>
      <style:map style:condition="cell-content()=83" style:apply-style-name="_38_3" style:base-cell-address="bgos_table_out.A3"/>
      <style:map style:condition="cell-content()=26" style:apply-style-name="_32_6" style:base-cell-address="bgos_table_out.A3"/>
      <style:map style:condition="cell-content()=166" style:apply-style-name="_31_66" style:base-cell-address="bgos_table_out.A3"/>
      <style:map style:condition="cell-content()=165" style:apply-style-name="_31_65" style:base-cell-address="bgos_table_out.A3"/>
      <style:map style:condition="cell-content()=164" style:apply-style-name="_31_64" style:base-cell-address="bgos_table_out.A3"/>
      <style:map style:condition="cell-content()=65" style:apply-style-name="_36_5" style:base-cell-address="bgos_table_out.A3"/>
      <style:map style:condition="cell-content()=168" style:apply-style-name="_31_68" style:base-cell-address="bgos_table_out.A3"/>
    </style:style>
    <style:style style:name="ce31" style:family="table-cell" style:parent-style-name="Default">
      <style:table-cell-properties fo:border-bottom="none" fo:border-left="none" fo:border-right="0.06pt solid #000000" fo:border-top="none"/>
      <style:map style:condition="cell-content()=78" style:apply-style-name="Цвет1" style:base-cell-address="bgos_table_out.A3"/>
      <style:map style:condition="cell-content()=76" style:apply-style-name="Безымянный1" style:base-cell-address="bgos_table_out.A3"/>
      <style:map style:condition="cell-content()=77" style:apply-style-name="Безымянный2" style:base-cell-address="bgos_table_out.A3"/>
      <style:map style:condition="cell-content()=75" style:apply-style-name="Безымянный3" style:base-cell-address="bgos_table_out.A3"/>
      <style:map style:condition="cell-content()=14" style:apply-style-name="Безымянный4" style:base-cell-address="bgos_table_out.A3"/>
      <style:map style:condition="cell-content()=11" style:apply-style-name="_31_1" style:base-cell-address="bgos_table_out.A3"/>
      <style:map style:condition="cell-content()=12" style:apply-style-name="_31_2" style:base-cell-address="bgos_table_out.A3"/>
      <style:map style:condition="cell-content()=61" style:apply-style-name="_36_1" style:base-cell-address="bgos_table_out.A3"/>
      <style:map style:condition="cell-content()=158" style:apply-style-name="_31_58" style:base-cell-address="bgos_table_out.A3"/>
      <style:map style:condition="cell-content()=159" style:apply-style-name="_31_59" style:base-cell-address="bgos_table_out.A3"/>
      <style:map style:condition="cell-content()=66" style:apply-style-name="_36_6" style:base-cell-address="bgos_table_out.A3"/>
      <style:map style:condition="cell-content()=172" style:apply-style-name="_31_72" style:base-cell-address="bgos_table_out.A3"/>
      <style:map style:condition="cell-content()=82" style:apply-style-name="_38_2" style:base-cell-address="bgos_table_out.A3"/>
      <style:map style:condition="cell-content()=167" style:apply-style-name="_31_67" style:base-cell-address="bgos_table_out.A3"/>
      <style:map style:condition="cell-content()=169" style:apply-style-name="_31_69" style:base-cell-address="bgos_table_out.A3"/>
      <style:map style:condition="cell-content()=83" style:apply-style-name="_38_3" style:base-cell-address="bgos_table_out.A3"/>
      <style:map style:condition="cell-content()=26" style:apply-style-name="_32_6" style:base-cell-address="bgos_table_out.A3"/>
      <style:map style:condition="cell-content()=166" style:apply-style-name="_31_66" style:base-cell-address="bgos_table_out.A3"/>
      <style:map style:condition="cell-content()=165" style:apply-style-name="_31_65" style:base-cell-address="bgos_table_out.A3"/>
      <style:map style:condition="cell-content()=164" style:apply-style-name="_31_64" style:base-cell-address="bgos_table_out.A3"/>
      <style:map style:condition="cell-content()=65" style:apply-style-name="_36_5" style:base-cell-address="bgos_table_out.A3"/>
      <style:map style:condition="cell-content()=168" style:apply-style-name="_31_68" style:base-cell-address="bgos_table_out.A3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map style:condition="cell-content()=78" style:apply-style-name="Цвет1" style:base-cell-address="bgos_table_out.A3"/>
      <style:map style:condition="cell-content()=76" style:apply-style-name="Безымянный1" style:base-cell-address="bgos_table_out.A3"/>
      <style:map style:condition="cell-content()=77" style:apply-style-name="Безымянный2" style:base-cell-address="bgos_table_out.A3"/>
      <style:map style:condition="cell-content()=75" style:apply-style-name="Безымянный3" style:base-cell-address="bgos_table_out.A3"/>
      <style:map style:condition="cell-content()=14" style:apply-style-name="Безымянный4" style:base-cell-address="bgos_table_out.A3"/>
      <style:map style:condition="cell-content()=11" style:apply-style-name="_31_1" style:base-cell-address="bgos_table_out.A3"/>
      <style:map style:condition="cell-content()=12" style:apply-style-name="_31_2" style:base-cell-address="bgos_table_out.A3"/>
      <style:map style:condition="cell-content()=61" style:apply-style-name="_36_1" style:base-cell-address="bgos_table_out.A3"/>
      <style:map style:condition="cell-content()=158" style:apply-style-name="_31_58" style:base-cell-address="bgos_table_out.A3"/>
      <style:map style:condition="cell-content()=159" style:apply-style-name="_31_59" style:base-cell-address="bgos_table_out.A3"/>
      <style:map style:condition="cell-content()=66" style:apply-style-name="_36_6" style:base-cell-address="bgos_table_out.A3"/>
      <style:map style:condition="cell-content()=172" style:apply-style-name="_31_72" style:base-cell-address="bgos_table_out.A3"/>
      <style:map style:condition="cell-content()=82" style:apply-style-name="_38_2" style:base-cell-address="bgos_table_out.A3"/>
      <style:map style:condition="cell-content()=167" style:apply-style-name="_31_67" style:base-cell-address="bgos_table_out.A3"/>
      <style:map style:condition="cell-content()=169" style:apply-style-name="_31_69" style:base-cell-address="bgos_table_out.A3"/>
      <style:map style:condition="cell-content()=83" style:apply-style-name="_38_3" style:base-cell-address="bgos_table_out.A3"/>
      <style:map style:condition="cell-content()=26" style:apply-style-name="_32_6" style:base-cell-address="bgos_table_out.A3"/>
      <style:map style:condition="cell-content()=166" style:apply-style-name="_31_66" style:base-cell-address="bgos_table_out.A3"/>
      <style:map style:condition="cell-content()=165" style:apply-style-name="_31_65" style:base-cell-address="bgos_table_out.A3"/>
      <style:map style:condition="cell-content()=164" style:apply-style-name="_31_64" style:base-cell-address="bgos_table_out.A3"/>
      <style:map style:condition="cell-content()=65" style:apply-style-name="_36_5" style:base-cell-address="bgos_table_out.A3"/>
      <style:map style:condition="cell-content()=168" style:apply-style-name="_31_68" style:base-cell-address="bgos_table_out.A3"/>
    </style:style>
    <style:style style:name="ce33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78" style:apply-style-name="Цвет1" style:base-cell-address="bgos_table_out.A3"/>
      <style:map style:condition="cell-content()=76" style:apply-style-name="Безымянный1" style:base-cell-address="bgos_table_out.A3"/>
      <style:map style:condition="cell-content()=77" style:apply-style-name="Безымянный2" style:base-cell-address="bgos_table_out.A3"/>
      <style:map style:condition="cell-content()=75" style:apply-style-name="Безымянный3" style:base-cell-address="bgos_table_out.A3"/>
      <style:map style:condition="cell-content()=14" style:apply-style-name="Безымянный4" style:base-cell-address="bgos_table_out.A3"/>
      <style:map style:condition="cell-content()=11" style:apply-style-name="_31_1" style:base-cell-address="bgos_table_out.A3"/>
      <style:map style:condition="cell-content()=12" style:apply-style-name="_31_2" style:base-cell-address="bgos_table_out.A3"/>
      <style:map style:condition="cell-content()=61" style:apply-style-name="_36_1" style:base-cell-address="bgos_table_out.A3"/>
      <style:map style:condition="cell-content()=158" style:apply-style-name="_31_58" style:base-cell-address="bgos_table_out.A3"/>
      <style:map style:condition="cell-content()=159" style:apply-style-name="_31_59" style:base-cell-address="bgos_table_out.A3"/>
      <style:map style:condition="cell-content()=66" style:apply-style-name="_36_6" style:base-cell-address="bgos_table_out.A3"/>
      <style:map style:condition="cell-content()=172" style:apply-style-name="_31_72" style:base-cell-address="bgos_table_out.A3"/>
      <style:map style:condition="cell-content()=82" style:apply-style-name="_38_2" style:base-cell-address="bgos_table_out.A3"/>
      <style:map style:condition="cell-content()=167" style:apply-style-name="_31_67" style:base-cell-address="bgos_table_out.A3"/>
      <style:map style:condition="cell-content()=169" style:apply-style-name="_31_69" style:base-cell-address="bgos_table_out.A3"/>
      <style:map style:condition="cell-content()=83" style:apply-style-name="_38_3" style:base-cell-address="bgos_table_out.A3"/>
      <style:map style:condition="cell-content()=26" style:apply-style-name="_32_6" style:base-cell-address="bgos_table_out.A3"/>
      <style:map style:condition="cell-content()=166" style:apply-style-name="_31_66" style:base-cell-address="bgos_table_out.A3"/>
      <style:map style:condition="cell-content()=165" style:apply-style-name="_31_65" style:base-cell-address="bgos_table_out.A3"/>
      <style:map style:condition="cell-content()=164" style:apply-style-name="_31_64" style:base-cell-address="bgos_table_out.A3"/>
      <style:map style:condition="cell-content()=65" style:apply-style-name="_36_5" style:base-cell-address="bgos_table_out.A3"/>
      <style:map style:condition="cell-content()=168" style:apply-style-name="_31_68" style:base-cell-address="bgos_table_out.A3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139" style:apply-style-name="_31_59" style:base-cell-address="bgos_table_out.A152"/>
      <style:map style:condition="cell-content()=140" style:apply-style-name="_31_68" style:base-cell-address="bgos_table_out.A152"/>
    </style:style>
    <style:style style:name="ce35" style:family="table-cell" style:parent-style-name="Default">
      <style:table-cell-properties fo:border-bottom="none" fo:border-left="none" fo:border-right="0.99pt groove #000000" fo:border-top="0.99pt groove #000000"/>
      <style:map style:condition="cell-content()=141" style:apply-style-name="_31_64" style:base-cell-address="bgos_table_out.A159"/>
      <style:map style:condition="cell-content()=74" style:apply-style-name="_31_65" style:base-cell-address="bgos_table_out.A159"/>
      <style:map style:condition="cell-content()=72" style:apply-style-name="_31_1" style:base-cell-address="bgos_table_out.A159"/>
      <style:map style:condition="cell-content()=71" style:apply-style-name="_31_1" style:base-cell-address="bgos_table_out.A159"/>
      <style:map style:condition="cell-content()=73" style:apply-style-name="_31_2" style:base-cell-address="bgos_table_out.A159"/>
      <style:map style:condition="cell-content()=70" style:apply-style-name="_31_65" style:base-cell-address="bgos_table_out.A159"/>
    </style:style>
    <style:style style:name="ce36" style:family="table-cell" style:parent-style-name="Default">
      <style:table-cell-properties fo:border-bottom="none" fo:border-left="none" fo:border-right="0.99pt groove #000000" fo:border-top="none"/>
      <style:map style:condition="cell-content()=141" style:apply-style-name="_31_64" style:base-cell-address="bgos_table_out.A159"/>
      <style:map style:condition="cell-content()=74" style:apply-style-name="_31_65" style:base-cell-address="bgos_table_out.A159"/>
      <style:map style:condition="cell-content()=72" style:apply-style-name="_31_1" style:base-cell-address="bgos_table_out.A159"/>
      <style:map style:condition="cell-content()=71" style:apply-style-name="_31_1" style:base-cell-address="bgos_table_out.A159"/>
      <style:map style:condition="cell-content()=73" style:apply-style-name="_31_2" style:base-cell-address="bgos_table_out.A159"/>
      <style:map style:condition="cell-content()=70" style:apply-style-name="_31_65" style:base-cell-address="bgos_table_out.A159"/>
    </style:style>
    <style:style style:name="ce37" style:family="table-cell" style:parent-style-name="Default">
      <style:table-cell-properties fo:border-bottom="0.99pt groove #000000" fo:border-left="none" fo:border-right="0.99pt groove #000000" fo:border-top="none"/>
      <style:map style:condition="cell-content()=141" style:apply-style-name="_31_64" style:base-cell-address="bgos_table_out.A159"/>
      <style:map style:condition="cell-content()=74" style:apply-style-name="_31_65" style:base-cell-address="bgos_table_out.A159"/>
      <style:map style:condition="cell-content()=72" style:apply-style-name="_31_1" style:base-cell-address="bgos_table_out.A159"/>
      <style:map style:condition="cell-content()=71" style:apply-style-name="_31_1" style:base-cell-address="bgos_table_out.A159"/>
      <style:map style:condition="cell-content()=73" style:apply-style-name="_31_2" style:base-cell-address="bgos_table_out.A159"/>
      <style:map style:condition="cell-content()=70" style:apply-style-name="_31_65" style:base-cell-address="bgos_table_out.A159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99pt groove #000000" fo:border-top="0.99pt groove #000000"/>
      <style:map style:condition="cell-content()=88" style:apply-style-name="_31_64" style:base-cell-address="bgos_table_out.A166"/>
      <style:map style:condition="cell-content()=107" style:apply-style-name="_31_65" style:base-cell-address="bgos_table_out.A166"/>
      <style:map style:condition="cell-content()=104" style:apply-style-name="_31_65" style:base-cell-address="bgos_table_out.A166"/>
      <style:map style:condition="cell-content()=87" style:apply-style-name="_31_1" style:base-cell-address="bgos_table_out.A166"/>
      <style:map style:condition="cell-content()=92" style:apply-style-name="_32_" style:base-cell-address="bgos_table_out.A166"/>
    </style:style>
    <style:style style:name="ce40" style:family="table-cell" style:parent-style-name="Default">
      <style:table-cell-properties fo:border-bottom="none" fo:border-left="none" fo:border-right="0.99pt groove #000000" fo:border-top="none"/>
      <style:map style:condition="cell-content()=88" style:apply-style-name="_31_64" style:base-cell-address="bgos_table_out.A166"/>
      <style:map style:condition="cell-content()=107" style:apply-style-name="_31_65" style:base-cell-address="bgos_table_out.A166"/>
      <style:map style:condition="cell-content()=104" style:apply-style-name="_31_65" style:base-cell-address="bgos_table_out.A166"/>
      <style:map style:condition="cell-content()=87" style:apply-style-name="_31_1" style:base-cell-address="bgos_table_out.A166"/>
      <style:map style:condition="cell-content()=92" style:apply-style-name="_32_" style:base-cell-address="bgos_table_out.A166"/>
    </style:style>
    <style:style style:name="ce41" style:family="table-cell" style:parent-style-name="Default">
      <style:table-cell-properties fo:border-bottom="0.99pt groove #000000" fo:border-left="none" fo:border-right="0.99pt groove #000000" fo:border-top="none"/>
      <style:map style:condition="cell-content()=88" style:apply-style-name="_31_64" style:base-cell-address="bgos_table_out.A166"/>
      <style:map style:condition="cell-content()=107" style:apply-style-name="_31_65" style:base-cell-address="bgos_table_out.A166"/>
      <style:map style:condition="cell-content()=104" style:apply-style-name="_31_65" style:base-cell-address="bgos_table_out.A166"/>
      <style:map style:condition="cell-content()=87" style:apply-style-name="_31_1" style:base-cell-address="bgos_table_out.A166"/>
      <style:map style:condition="cell-content()=92" style:apply-style-name="_32_" style:base-cell-address="bgos_table_out.A166"/>
    </style:style>
    <style:style style:name="ce42" style:family="table-cell" style:parent-style-name="Default">
      <style:table-cell-properties fo:border-bottom="none" fo:background-color="#66ff00" fo:border-left="0.99pt groove #000000" fo:border-right="0.99pt groove #000000" fo:border-top="0.99pt groove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66ff00" fo:border-left="0.99pt groove #000000" fo:border-right="0.99pt groove #000000" fo:border-top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66ff00" fo:border-left="0.99pt groove #000000" fo:border-right="0.99pt groove #000000" fo:border-top="none"/>
    </style:style>
    <style:style style:name="ce45" style:family="table-cell" style:parent-style-name="Default">
      <style:table-cell-properties fo:border-bottom="none" fo:background-color="#66ff00" style:text-align-source="fix" style:repeat-content="false" fo:border-left="0.99pt groove #000000" fo:border-right="0.99pt groove #000000" fo:border-top="non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99pt groove #000000" fo:background-color="#66ff00" style:text-align-source="fix" style:repeat-content="false" fo:border-left="0.99pt groove #000000" fo:border-right="0.99pt groove #000000" fo:border-top="non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009900" fo:border-left="0.99pt ridge #000000" fo:border-right="0.99pt ridge #000000" fo:border-top="0.99pt ridge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99pt ridge #000000" fo:background-color="#009900" style:text-align-source="fix" style:repeat-content="false" fo:border-left="0.99pt ridge #000000" fo:border-right="0.99pt ridge #000000" fo:border-top="none"/>
      <style:paragraph-properties fo:text-align="start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009933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009999" fo:border-left="0.99pt groove #000000" fo:border-right="0.99pt groove #000000" fo:border-top="0.99pt groove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009999" fo:border-left="0.99pt groove #000000" fo:border-right="0.99pt groove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99pt groove #000000" fo:background-color="#009999" fo:border-left="0.99pt groove #000000" fo:border-right="0.99pt groove #000000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663300" fo:border-left="0.99pt groove #000000" fo:border-right="0.99pt groove #000000" fo:border-top="0.99pt groove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663300" fo:border-left="0.99pt groove #000000" fo:border-right="0.99pt groove #000000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99pt groove #000000" fo:background-color="#663300" fo:border-left="0.99pt groove #000000" fo:border-right="0.99pt groove #000000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0066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0066cc" fo:border-left="0.99pt groove #000000" fo:border-right="0.99pt groove #000000" fo:border-top="0.99pt groove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0066cc" fo:border-left="0.99pt groove #000000" fo:border-right="0.99pt groove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99pt groove #000000" fo:background-color="#0066cc" fo:border-left="0.99pt groove #000000" fo:border-right="0.99pt groove #000000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7826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00ff" fo:border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6699"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99ffff" fo:border-left="0.99pt groove #000000" fo:border-right="0.99pt groove #000000" fo:border-top="0.99pt groove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99pt groove #000000" fo:background-color="#99ffff" fo:border-left="0.99pt groove #000000" fo:border-right="0.99pt groove #000000" fo:border-top="none"/>
    </style:style>
    <style:style style:name="ce68" style:family="table-cell" style:parent-style-name="Default">
      <style:table-cell-properties fo:background-color="#330033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990066" fo:border-left="0.99pt groove #000000" fo:border-right="0.99pt groove #000000" fo:border-top="0.99pt groove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990066" fo:border-left="0.99pt groove #000000" fo:border-right="0.99pt groove #000000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99pt groove #000000" fo:background-color="#990066" fo:border-left="0.99pt groove #000000" fo:border-right="0.99pt groove #000000" fo:border-top="none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0066"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99ccff" fo:border-left="0.99pt groove #000000" fo:border-right="0.99pt groove #000000" fo:border-top="0.99pt groove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99ccff" fo:border-left="0.99pt groove #000000" fo:border-right="0.99pt groove #000000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99pt groove #000000" fo:background-color="#99ccff" fo:border-left="0.99pt groove #000000" fo:border-right="0.99pt groove #000000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c9999" fo:border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801900" fo:border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cc9999" fo:border-left="0.99pt groove #000000" fo:border-right="0.99pt groove #000000" fo:border-top="0.99pt groove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cc9999" fo:border-left="0.99pt groove #000000" fo:border-right="0.99pt groove #000000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99pt groove #000000" fo:background-color="#cc9999" fo:border-left="0.99pt groove #000000" fo:border-right="0.99pt groove #000000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cc0000"/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2" style:family="table-cell" style:parent-style-name="Default">
      <style:table-cell-properties fo:background-color="#ccff99"/>
    </style:style>
    <style:style style:name="ce93" style:family="table-cell" style:parent-style-name="Default">
      <style:table-cell-properties fo:background-color="#ff9900"/>
    </style:style>
    <style:style style:name="ce94" style:family="table-cell" style:parent-style-name="Default">
      <style:table-cell-properties fo:background-color="#ffff00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bgos_table_out" table:style-name="ta1">
        <table:table-column table:style-name="co1" table:number-columns-repeated="12" table:default-cell-style-name="Default"/>
        <table:table-column table:style-name="co2" table:default-cell-style-name="ce82"/>
        <table:table-column table:style-name="co3" table:default-cell-style-name="ce83"/>
        <table:table-column table:style-name="co4" table:number-columns-repeated="2" table:default-cell-style-name="Default"/>
        <table:table-column table:style-name="co4" table:default-cell-style-name="ce99"/>
        <table:table-column table:style-name="co5" table:default-cell-style-name="ce83"/>
        <table:table-column table:style-name="co4" table:default-cell-style-name="Default"/>
        <table:table-row table:style-name="ro1">
          <table:table-cell table:number-columns-repeated="12"/>
          <table:table-cell table:style-name="Default" office:value-type="string" calcext:value-type="string">
            <text:p>De-Facto order priorities</text:p>
          </table:table-cell>
          <table:table-cell office:value-type="string" calcext:value-type="string">
            <text:p>Members</text:p>
          </table:table-cell>
          <table:table-cell table:number-columns-repeated="2"/>
          <table:table-cell table:style-name="ce83"/>
          <table:table-cell office:value-type="string" calcext:value-type="string">
            <text:p>Hadcoded order priorities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4" calcext:value-type="float">
            <text:p>14</text:p>
          </table:table-cell>
          <table:table-cell table:style-name="ce30" office:value-type="float" office:value="76" calcext:value-type="float">
            <text:p>76</text:p>
          </table:table-cell>
          <table:table-cell table:style-name="ce42" office:value-type="float" office:value="1" calcext:value-type="float">
            <text:p>1</text:p>
          </table:table-cell>
          <table:table-cell table:style-name="ce84" office:value-type="float" office:value="14" calcext:value-type="float">
            <text:p>14</text:p>
          </table:table-cell>
          <table:table-cell office:value-type="string" calcext:value-type="string">
            <text:p>Background BGO's</text:p>
          </table:table-cell>
          <table:table-cell table:style-name="ce92"/>
          <table:table-cell table:style-name="ce95" office:value-type="float" office:value="14" calcext:value-type="float">
            <text:p>14</text:p>
          </table:table-cell>
          <table:table-cell table:style-name="ce100" office:value-type="float" office:value="10" calcext:value-type="float">
            <text:p>10</text:p>
          </table:table-cell>
          <table:table-cell office:value-type="string" calcext:value-type="string">
            <text:p>Background-2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8" calcext:value-type="float">
            <text:p>78</text:p>
          </table:table-cell>
          <table:table-cell table:style-name="ce31" office:value-type="float" office:value="14" calcext:value-type="float">
            <text:p>14</text:p>
          </table:table-cell>
          <table:table-cell table:style-name="ce43"/>
          <table:table-cell table:style-name="ce85" office:value-type="float" office:value="75" calcext:value-type="float">
            <text:p>75</text:p>
          </table:table-cell>
          <table:table-cell/>
          <table:table-cell table:style-name="ce92"/>
          <table:table-cell table:style-name="ce96" office:value-type="float" office:value="75" calcext:value-type="float">
            <text:p>75</text:p>
          </table:table-cell>
          <table:table-cell table:style-name="ce10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31" office:value-type="float" office:value="75" calcext:value-type="float">
            <text:p>75</text:p>
          </table:table-cell>
          <table:table-cell table:style-name="ce44"/>
          <table:table-cell table:style-name="ce85" office:value-type="float" office:value="76" calcext:value-type="float">
            <text:p>76</text:p>
          </table:table-cell>
          <table:table-cell/>
          <table:table-cell table:style-name="ce92"/>
          <table:table-cell table:style-name="ce96" office:value-type="float" office:value="76" calcext:value-type="float">
            <text:p>76</text:p>
          </table:table-cell>
          <table:table-cell table:style-name="ce10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31" office:value-type="float" office:value="77" calcext:value-type="float">
            <text:p>77</text:p>
          </table:table-cell>
          <table:table-cell table:style-name="ce45"/>
          <table:table-cell table:style-name="ce85" office:value-type="float" office:value="77" calcext:value-type="float">
            <text:p>77</text:p>
          </table:table-cell>
          <table:table-cell/>
          <table:table-cell table:style-name="ce92"/>
          <table:table-cell table:style-name="ce96" office:value-type="float" office:value="77" calcext:value-type="float">
            <text:p>77</text:p>
          </table:table-cell>
          <table:table-cell table:style-name="ce10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6" calcext:value-type="float">
            <text:p>76</text:p>
          </table:table-cell>
          <table:table-cell table:style-name="ce32" office:value-type="float" office:value="78" calcext:value-type="float">
            <text:p>78</text:p>
          </table:table-cell>
          <table:table-cell table:style-name="ce46"/>
          <table:table-cell table:style-name="ce86" office:value-type="float" office:value="78" calcext:value-type="float">
            <text:p>78</text:p>
          </table:table-cell>
          <table:table-cell/>
          <table:table-cell table:style-name="ce92"/>
          <table:table-cell table:style-name="ce96" office:value-type="float" office:value="78" calcext:value-type="float">
            <text:p>78</text:p>
          </table:table-cell>
          <table:table-cell table:style-name="ce101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2" table:style-name="ce4" office:value-type="float" office:value="12" calcext:value-type="float">
            <text:p>12</text:p>
          </table:table-cell>
          <table:table-cell table:style-name="ce47" office:value-type="float" office:value="2" calcext:value-type="float">
            <text:p>2</text:p>
          </table:table-cell>
          <table:table-cell table:style-name="ce87" office:value-type="float" office:value="12" calcext:value-type="float">
            <text:p>12</text:p>
          </table:table-cell>
          <table:table-cell office:value-type="string" calcext:value-type="string">
            <text:p>SMB3 Goal zone 2x2</text:p>
          </table:table-cell>
          <table:table-cell table:style-name="ce93"/>
          <table:table-cell table:style-name="ce95" office:value-type="float" office:value="11" calcext:value-type="float">
            <text:p>11</text:p>
          </table:table-cell>
          <table:table-cell table:style-name="ce100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1" calcext:value-type="float">
            <text:p>11</text:p>
          </table:table-cell>
          <table:table-cell table:style-name="ce30" office:value-type="float" office:value="61" calcext:value-type="float">
            <text:p>61</text:p>
          </table:table-cell>
          <table:table-cell table:style-name="ce48" office:value-type="float" office:value="3" calcext:value-type="float">
            <text:p>3</text:p>
          </table:table-cell>
          <table:table-cell table:style-name="ce88" office:value-type="float" office:value="11" calcext:value-type="float">
            <text:p>11</text:p>
          </table:table-cell>
          <table:table-cell office:value-type="string" calcext:value-type="string">
            <text:p>SMB3 Goal zone</text:p>
          </table:table-cell>
          <table:table-cell table:style-name="ce94"/>
          <table:table-cell table:style-name="ce96" office:value-type="float" office:value="12" calcext:value-type="float">
            <text:p>12</text:p>
          </table:table-cell>
          <table:table-cell table:style-name="ce101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1" calcext:value-type="float">
            <text:p>61</text:p>
          </table:table-cell>
          <table:table-cell table:style-name="ce32" office:value-type="float" office:value="11" calcext:value-type="float">
            <text:p>11</text:p>
          </table:table-cell>
          <table:table-cell table:style-name="ce49"/>
          <table:table-cell table:style-name="ce89" office:value-type="float" office:value="61" calcext:value-type="float">
            <text:p>61</text:p>
          </table:table-cell>
          <table:table-cell/>
          <table:table-cell table:style-name="ce94"/>
          <table:table-cell table:style-name="ce96" office:value-type="float" office:value="60" calcext:value-type="float">
            <text:p>60</text:p>
          </table:table-cell>
          <table:table-cell table:style-name="ce101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2" table:style-name="ce4" office:value-type="float" office:value="60" calcext:value-type="float">
            <text:p>60</text:p>
          </table:table-cell>
          <table:table-cell table:style-name="ce50" office:value-type="float" office:value="4" calcext:value-type="float">
            <text:p>4</text:p>
          </table:table-cell>
          <table:table-cell table:style-name="ce87" office:value-type="float" office:value="60" calcext:value-type="float">
            <text:p>60</text:p>
          </table:table-cell>
          <table:table-cell office:value-type="string" calcext:value-type="string">
            <text:p>SMB3 Goal zone 3x3</text:p>
          </table:table-cell>
          <table:table-cell table:style-name="ce93"/>
          <table:table-cell table:style-name="ce97" office:value-type="float" office:value="61" calcext:value-type="float">
            <text:p>61</text:p>
          </table:table-cell>
          <table:table-cell table:style-name="ce10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58" calcext:value-type="float">
            <text:p>158</text:p>
          </table:table-cell>
          <table:table-cell table:style-name="ce30" office:value-type="float" office:value="172" calcext:value-type="float">
            <text:p>172</text:p>
          </table:table-cell>
          <table:table-cell table:style-name="ce51" office:value-type="float" office:value="5" calcext:value-type="float">
            <text:p>5</text:p>
          </table:table-cell>
          <table:table-cell table:style-name="ce88" office:value-type="float" office:value="66" calcext:value-type="float">
            <text:p>66</text:p>
          </table:table-cell>
          <table:table-cell/>
          <table:table-cell table:style-name="ce92"/>
          <table:table-cell table:style-name="ce95" office:value-type="float" office:value="66" calcext:value-type="float">
            <text:p>66</text:p>
          </table:table-cell>
          <table:table-cell table:style-name="ce100" office:value-type="float" office:value="25" calcext:value-type="float">
            <text:p>25</text:p>
          </table:table-cell>
          <table:table-cell office:value-type="string" calcext:value-type="string">
            <text:p>Background-1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31" office:value-type="float" office:value="66" calcext:value-type="float">
            <text:p>66</text:p>
          </table:table-cell>
          <table:table-cell table:style-name="ce52"/>
          <table:table-cell table:style-name="ce90" office:value-type="float" office:value="158" calcext:value-type="float">
            <text:p>158</text:p>
          </table:table-cell>
          <table:table-cell/>
          <table:table-cell table:style-name="ce92"/>
          <table:table-cell table:style-name="ce96" office:value-type="float" office:value="158" calcext:value-type="float">
            <text:p>158</text:p>
          </table:table-cell>
          <table:table-cell table:style-name="ce10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31" office:value-type="float" office:value="159" calcext:value-type="float">
            <text:p>159</text:p>
          </table:table-cell>
          <table:table-cell table:style-name="ce52"/>
          <table:table-cell table:style-name="ce90" office:value-type="float" office:value="159" calcext:value-type="float">
            <text:p>159</text:p>
          </table:table-cell>
          <table:table-cell/>
          <table:table-cell table:style-name="ce92"/>
          <table:table-cell table:style-name="ce96" office:value-type="float" office:value="159" calcext:value-type="float">
            <text:p>159</text:p>
          </table:table-cell>
          <table:table-cell table:style-name="ce10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72" calcext:value-type="float">
            <text:p>172</text:p>
          </table:table-cell>
          <table:table-cell table:style-name="ce32" office:value-type="float" office:value="158" calcext:value-type="float">
            <text:p>158</text:p>
          </table:table-cell>
          <table:table-cell table:style-name="ce53"/>
          <table:table-cell table:style-name="ce89" office:value-type="float" office:value="172" calcext:value-type="float">
            <text:p>172</text:p>
          </table:table-cell>
          <table:table-cell/>
          <table:table-cell table:style-name="ce92"/>
          <table:table-cell table:style-name="ce97" office:value-type="float" office:value="172" calcext:value-type="float">
            <text:p>172</text:p>
          </table:table-cell>
          <table:table-cell table:style-name="ce10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164" calcext:value-type="float">
            <text:p>164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166" calcext:value-type="float">
            <text:p>166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82" calcext:value-type="float">
            <text:p>82</text:p>
          </table:table-cell>
          <table:table-cell table:style-name="ce30" office:value-type="float" office:value="26" calcext:value-type="float">
            <text:p>26</text:p>
          </table:table-cell>
          <table:table-cell table:style-name="ce54" office:value-type="float" office:value="6" calcext:value-type="float">
            <text:p>6</text:p>
          </table:table-cell>
          <table:table-cell table:style-name="ce88" office:value-type="float" office:value="26" calcext:value-type="float">
            <text:p>26</text:p>
          </table:table-cell>
          <table:table-cell/>
          <table:table-cell table:style-name="ce92"/>
          <table:table-cell table:style-name="ce95" office:value-type="float" office:value="26" calcext:value-type="float">
            <text:p>26</text:p>
          </table:table-cell>
          <table:table-cell table:style-name="ce100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31" office:value-type="float" office:value="165" calcext:value-type="float">
            <text:p>165</text:p>
          </table:table-cell>
          <table:table-cell table:style-name="ce55"/>
          <table:table-cell table:style-name="ce90" office:value-type="float" office:value="65" calcext:value-type="float">
            <text:p>65</text:p>
          </table:table-cell>
          <table:table-cell/>
          <table:table-cell table:style-name="ce92"/>
          <table:table-cell table:style-name="ce96" office:value-type="float" office:value="65" calcext:value-type="float">
            <text:p>65</text:p>
          </table:table-cell>
          <table:table-cell table:style-name="ce101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31" office:value-type="float" office:value="167" calcext:value-type="float">
            <text:p>167</text:p>
          </table:table-cell>
          <table:table-cell table:style-name="ce55"/>
          <table:table-cell table:style-name="ce90" office:value-type="float" office:value="82" calcext:value-type="float">
            <text:p>82</text:p>
          </table:table-cell>
          <table:table-cell/>
          <table:table-cell table:style-name="ce92"/>
          <table:table-cell table:style-name="ce96" office:value-type="float" office:value="82" calcext:value-type="float">
            <text:p>82</text:p>
          </table:table-cell>
          <table:table-cell table:style-name="ce101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31" office:value-type="float" office:value="164" calcext:value-type="float">
            <text:p>164</text:p>
          </table:table-cell>
          <table:table-cell table:style-name="ce55"/>
          <table:table-cell table:style-name="ce90" office:value-type="float" office:value="83" calcext:value-type="float">
            <text:p>83</text:p>
          </table:table-cell>
          <table:table-cell/>
          <table:table-cell table:style-name="ce92"/>
          <table:table-cell table:style-name="ce96" office:value-type="float" office:value="83" calcext:value-type="float">
            <text:p>83</text:p>
          </table:table-cell>
          <table:table-cell table:style-name="ce101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31" office:value-type="float" office:value="83" calcext:value-type="float">
            <text:p>83</text:p>
          </table:table-cell>
          <table:table-cell table:style-name="ce55"/>
          <table:table-cell table:style-name="ce90" office:value-type="float" office:value="164" calcext:value-type="float">
            <text:p>164</text:p>
          </table:table-cell>
          <table:table-cell/>
          <table:table-cell table:style-name="ce92"/>
          <table:table-cell table:style-name="ce96" office:value-type="float" office:value="164" calcext:value-type="float">
            <text:p>164</text:p>
          </table:table-cell>
          <table:table-cell table:style-name="ce101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31" office:value-type="float" office:value="65" calcext:value-type="float">
            <text:p>65</text:p>
          </table:table-cell>
          <table:table-cell table:style-name="ce55"/>
          <table:table-cell table:style-name="ce90" office:value-type="float" office:value="165" calcext:value-type="float">
            <text:p>165</text:p>
          </table:table-cell>
          <table:table-cell/>
          <table:table-cell table:style-name="ce92"/>
          <table:table-cell table:style-name="ce96" office:value-type="float" office:value="165" calcext:value-type="float">
            <text:p>165</text:p>
          </table:table-cell>
          <table:table-cell table:style-name="ce101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31" office:value-type="float" office:value="166" calcext:value-type="float">
            <text:p>166</text:p>
          </table:table-cell>
          <table:table-cell table:style-name="ce55"/>
          <table:table-cell table:style-name="ce90" office:value-type="float" office:value="166" calcext:value-type="float">
            <text:p>166</text:p>
          </table:table-cell>
          <table:table-cell/>
          <table:table-cell table:style-name="ce92"/>
          <table:table-cell table:style-name="ce96" office:value-type="float" office:value="166" calcext:value-type="float">
            <text:p>166</text:p>
          </table:table-cell>
          <table:table-cell table:style-name="ce101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31" office:value-type="float" office:value="168" calcext:value-type="float">
            <text:p>168</text:p>
          </table:table-cell>
          <table:table-cell table:style-name="ce55"/>
          <table:table-cell table:style-name="ce90" office:value-type="float" office:value="167" calcext:value-type="float">
            <text:p>167</text:p>
          </table:table-cell>
          <table:table-cell/>
          <table:table-cell table:style-name="ce92"/>
          <table:table-cell table:style-name="ce96" office:value-type="float" office:value="167" calcext:value-type="float">
            <text:p>167</text:p>
          </table:table-cell>
          <table:table-cell table:style-name="ce101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31" office:value-type="float" office:value="82" calcext:value-type="float">
            <text:p>82</text:p>
          </table:table-cell>
          <table:table-cell table:style-name="ce55"/>
          <table:table-cell table:style-name="ce90" office:value-type="float" office:value="168" calcext:value-type="float">
            <text:p>168</text:p>
          </table:table-cell>
          <table:table-cell/>
          <table:table-cell table:style-name="ce92"/>
          <table:table-cell table:style-name="ce96" office:value-type="float" office:value="168" calcext:value-type="float">
            <text:p>168</text:p>
          </table:table-cell>
          <table:table-cell table:style-name="ce101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66" calcext:value-type="float">
            <text:p>166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168" calcext:value-type="float">
            <text:p>168</text:p>
          </table:table-cell>
          <table:table-cell table:style-name="ce32" office:value-type="float" office:value="169" calcext:value-type="float">
            <text:p>169</text:p>
          </table:table-cell>
          <table:table-cell table:style-name="ce56"/>
          <table:table-cell table:style-name="ce89" office:value-type="float" office:value="169" calcext:value-type="float">
            <text:p>169</text:p>
          </table:table-cell>
          <table:table-cell/>
          <table:table-cell table:style-name="ce92"/>
          <table:table-cell table:style-name="ce97" office:value-type="float" office:value="169" calcext:value-type="float">
            <text:p>169</text:p>
          </table:table-cell>
          <table:table-cell table:style-name="ce102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number-columns-repeated="10" table:style-name="ce20" office:value-type="float" office:value="79" calcext:value-type="float">
            <text:p>79</text:p>
          </table:table-cell>
          <table:table-cell table:style-name="ce33" office:value-type="float" office:value="79" calcext:value-type="float">
            <text:p>79</text:p>
          </table:table-cell>
          <table:table-cell table:style-name="ce57" office:value-type="float" office:value="7" calcext:value-type="float">
            <text:p>7</text:p>
          </table:table-cell>
          <table:table-cell table:style-name="ce87" office:value-type="float" office:value="79" calcext:value-type="float">
            <text:p>79</text:p>
          </table:table-cell>
          <table:table-cell/>
          <table:table-cell table:style-name="ce93"/>
          <table:table-cell table:style-name="ce95" office:value-type="float" office:value="52" calcext:value-type="float">
            <text:p>52</text:p>
          </table:table-cell>
          <table:table-cell table:style-name="ce100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number-columns-repeated="10" table:style-name="ce20" office:value-type="float" office:value="52" calcext:value-type="float">
            <text:p>52</text:p>
          </table:table-cell>
          <table:table-cell table:style-name="ce33" office:value-type="float" office:value="52" calcext:value-type="float">
            <text:p>52</text:p>
          </table:table-cell>
          <table:table-cell table:style-name="ce58" office:value-type="float" office:value="8" calcext:value-type="float">
            <text:p>8</text:p>
          </table:table-cell>
          <table:table-cell table:style-name="ce87" office:value-type="float" office:value="52" calcext:value-type="float">
            <text:p>52</text:p>
          </table:table-cell>
          <table:table-cell/>
          <table:table-cell table:style-name="ce93"/>
          <table:table-cell table:style-name="ce97" office:value-type="float" office:value="79" calcext:value-type="float">
            <text:p>79</text:p>
          </table:table-cell>
          <table:table-cell table:style-name="ce102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59" office:value-type="float" office:value="9" calcext:value-type="float">
            <text:p>9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92"/>
          <table:table-cell table:style-name="ce95" office:value-type="float" office:value="2" calcext:value-type="float">
            <text:p>2</text:p>
          </table:table-cell>
          <table:table-cell table:style-name="ce100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0"/>
          <table:table-cell table:style-name="ce90" office:value-type="float" office:value="3" calcext:value-type="float">
            <text:p>3</text:p>
          </table:table-cell>
          <table:table-cell/>
          <table:table-cell table:style-name="ce92"/>
          <table:table-cell table:style-name="ce96" office:value-type="float" office:value="3" calcext:value-type="float">
            <text:p>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0"/>
          <table:table-cell table:style-name="ce90" office:value-type="float" office:value="4" calcext:value-type="float">
            <text:p>4</text:p>
          </table:table-cell>
          <table:table-cell/>
          <table:table-cell table:style-name="ce92"/>
          <table:table-cell table:style-name="ce96" office:value-type="float" office:value="4" calcext:value-type="float">
            <text:p>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0"/>
          <table:table-cell table:style-name="ce90" office:value-type="float" office:value="5" calcext:value-type="float">
            <text:p>5</text:p>
          </table:table-cell>
          <table:table-cell/>
          <table:table-cell table:style-name="ce92"/>
          <table:table-cell table:style-name="ce96" office:value-type="float" office:value="5" calcext:value-type="float">
            <text:p>5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0"/>
          <table:table-cell table:style-name="ce90" office:value-type="float" office:value="6" calcext:value-type="float">
            <text:p>6</text:p>
          </table:table-cell>
          <table:table-cell/>
          <table:table-cell table:style-name="ce92"/>
          <table:table-cell table:style-name="ce96" office:value-type="float" office:value="6" calcext:value-type="float">
            <text:p>6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0"/>
          <table:table-cell table:style-name="ce90" office:value-type="float" office:value="7" calcext:value-type="float">
            <text:p>7</text:p>
          </table:table-cell>
          <table:table-cell/>
          <table:table-cell table:style-name="ce92"/>
          <table:table-cell table:style-name="ce96" office:value-type="float" office:value="7" calcext:value-type="float">
            <text:p>7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0"/>
          <table:table-cell table:style-name="ce90" office:value-type="float" office:value="8" calcext:value-type="float">
            <text:p>8</text:p>
          </table:table-cell>
          <table:table-cell/>
          <table:table-cell table:style-name="ce92"/>
          <table:table-cell table:style-name="ce96" office:value-type="float" office:value="8" calcext:value-type="float">
            <text:p>8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0"/>
          <table:table-cell table:style-name="ce90" office:value-type="float" office:value="9" calcext:value-type="float">
            <text:p>9</text:p>
          </table:table-cell>
          <table:table-cell/>
          <table:table-cell table:style-name="ce92"/>
          <table:table-cell table:style-name="ce96" office:value-type="float" office:value="9" calcext:value-type="float">
            <text:p>9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0"/>
          <table:table-cell table:style-name="ce90" office:value-type="float" office:value="10" calcext:value-type="float">
            <text:p>10</text:p>
          </table:table-cell>
          <table:table-cell/>
          <table:table-cell table:style-name="ce92"/>
          <table:table-cell table:style-name="ce96" office:value-type="float" office:value="10" calcext:value-type="float">
            <text:p>1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0"/>
          <table:table-cell table:style-name="ce90" office:value-type="float" office:value="13" calcext:value-type="float">
            <text:p>13</text:p>
          </table:table-cell>
          <table:table-cell/>
          <table:table-cell table:style-name="ce92"/>
          <table:table-cell table:style-name="ce96" office:value-type="float" office:value="13" calcext:value-type="float">
            <text:p>1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0"/>
          <table:table-cell table:style-name="ce90" office:value-type="float" office:value="15" calcext:value-type="float">
            <text:p>15</text:p>
          </table:table-cell>
          <table:table-cell/>
          <table:table-cell table:style-name="ce92"/>
          <table:table-cell table:style-name="ce96" office:value-type="float" office:value="15" calcext:value-type="float">
            <text:p>15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0"/>
          <table:table-cell table:style-name="ce90" office:value-type="float" office:value="16" calcext:value-type="float">
            <text:p>16</text:p>
          </table:table-cell>
          <table:table-cell/>
          <table:table-cell table:style-name="ce92"/>
          <table:table-cell table:style-name="ce96" office:value-type="float" office:value="16" calcext:value-type="float">
            <text:p>16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0"/>
          <table:table-cell table:style-name="ce90" office:value-type="float" office:value="17" calcext:value-type="float">
            <text:p>17</text:p>
          </table:table-cell>
          <table:table-cell/>
          <table:table-cell table:style-name="ce92"/>
          <table:table-cell table:style-name="ce96" office:value-type="float" office:value="17" calcext:value-type="float">
            <text:p>17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0"/>
          <table:table-cell table:style-name="ce90" office:value-type="float" office:value="18" calcext:value-type="float">
            <text:p>18</text:p>
          </table:table-cell>
          <table:table-cell/>
          <table:table-cell table:style-name="ce92"/>
          <table:table-cell table:style-name="ce96" office:value-type="float" office:value="18" calcext:value-type="float">
            <text:p>18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0"/>
          <table:table-cell table:style-name="ce90" office:value-type="float" office:value="19" calcext:value-type="float">
            <text:p>19</text:p>
          </table:table-cell>
          <table:table-cell/>
          <table:table-cell table:style-name="ce92"/>
          <table:table-cell table:style-name="ce96" office:value-type="float" office:value="19" calcext:value-type="float">
            <text:p>19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0"/>
          <table:table-cell table:style-name="ce90" office:value-type="float" office:value="20" calcext:value-type="float">
            <text:p>20</text:p>
          </table:table-cell>
          <table:table-cell/>
          <table:table-cell table:style-name="ce92"/>
          <table:table-cell table:style-name="ce96" office:value-type="float" office:value="20" calcext:value-type="float">
            <text:p>2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0"/>
          <table:table-cell table:style-name="ce90" office:value-type="float" office:value="21" calcext:value-type="float">
            <text:p>21</text:p>
          </table:table-cell>
          <table:table-cell/>
          <table:table-cell table:style-name="ce92"/>
          <table:table-cell table:style-name="ce96" office:value-type="float" office:value="21" calcext:value-type="float">
            <text:p>21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0"/>
          <table:table-cell table:style-name="ce90" office:value-type="float" office:value="22" calcext:value-type="float">
            <text:p>22</text:p>
          </table:table-cell>
          <table:table-cell/>
          <table:table-cell table:style-name="ce92"/>
          <table:table-cell table:style-name="ce96" office:value-type="float" office:value="22" calcext:value-type="float">
            <text:p>22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0"/>
          <table:table-cell table:style-name="ce90" office:value-type="float" office:value="27" calcext:value-type="float">
            <text:p>27</text:p>
          </table:table-cell>
          <table:table-cell/>
          <table:table-cell table:style-name="ce92"/>
          <table:table-cell table:style-name="ce96" office:value-type="float" office:value="27" calcext:value-type="float">
            <text:p>27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0"/>
          <table:table-cell table:style-name="ce90" office:value-type="float" office:value="28" calcext:value-type="float">
            <text:p>28</text:p>
          </table:table-cell>
          <table:table-cell/>
          <table:table-cell table:style-name="ce92"/>
          <table:table-cell table:style-name="ce96" office:value-type="float" office:value="28" calcext:value-type="float">
            <text:p>28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0"/>
          <table:table-cell table:style-name="ce90" office:value-type="float" office:value="29" calcext:value-type="float">
            <text:p>29</text:p>
          </table:table-cell>
          <table:table-cell/>
          <table:table-cell table:style-name="ce92"/>
          <table:table-cell table:style-name="ce96" office:value-type="float" office:value="29" calcext:value-type="float">
            <text:p>29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0"/>
          <table:table-cell table:style-name="ce90" office:value-type="float" office:value="30" calcext:value-type="float">
            <text:p>30</text:p>
          </table:table-cell>
          <table:table-cell/>
          <table:table-cell table:style-name="ce92"/>
          <table:table-cell table:style-name="ce96" office:value-type="float" office:value="30" calcext:value-type="float">
            <text:p>3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0"/>
          <table:table-cell table:style-name="ce90" office:value-type="float" office:value="31" calcext:value-type="float">
            <text:p>31</text:p>
          </table:table-cell>
          <table:table-cell/>
          <table:table-cell table:style-name="ce92"/>
          <table:table-cell table:style-name="ce96" office:value-type="float" office:value="31" calcext:value-type="float">
            <text:p>31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0"/>
          <table:table-cell table:style-name="ce90" office:value-type="float" office:value="32" calcext:value-type="float">
            <text:p>32</text:p>
          </table:table-cell>
          <table:table-cell/>
          <table:table-cell table:style-name="ce92"/>
          <table:table-cell table:style-name="ce96" office:value-type="float" office:value="32" calcext:value-type="float">
            <text:p>32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0"/>
          <table:table-cell table:style-name="ce90" office:value-type="float" office:value="33" calcext:value-type="float">
            <text:p>33</text:p>
          </table:table-cell>
          <table:table-cell/>
          <table:table-cell table:style-name="ce92"/>
          <table:table-cell table:style-name="ce96" office:value-type="float" office:value="33" calcext:value-type="float">
            <text:p>3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0"/>
          <table:table-cell table:style-name="ce90" office:value-type="float" office:value="34" calcext:value-type="float">
            <text:p>34</text:p>
          </table:table-cell>
          <table:table-cell/>
          <table:table-cell table:style-name="ce92"/>
          <table:table-cell table:style-name="ce96" office:value-type="float" office:value="34" calcext:value-type="float">
            <text:p>3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0"/>
          <table:table-cell table:style-name="ce90" office:value-type="float" office:value="35" calcext:value-type="float">
            <text:p>35</text:p>
          </table:table-cell>
          <table:table-cell/>
          <table:table-cell table:style-name="ce92"/>
          <table:table-cell table:style-name="ce96" office:value-type="float" office:value="35" calcext:value-type="float">
            <text:p>35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0"/>
          <table:table-cell table:style-name="ce90" office:value-type="float" office:value="36" calcext:value-type="float">
            <text:p>36</text:p>
          </table:table-cell>
          <table:table-cell/>
          <table:table-cell table:style-name="ce92"/>
          <table:table-cell table:style-name="ce96" office:value-type="float" office:value="36" calcext:value-type="float">
            <text:p>36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0"/>
          <table:table-cell table:style-name="ce90" office:value-type="float" office:value="37" calcext:value-type="float">
            <text:p>37</text:p>
          </table:table-cell>
          <table:table-cell/>
          <table:table-cell table:style-name="ce92"/>
          <table:table-cell table:style-name="ce96" office:value-type="float" office:value="37" calcext:value-type="float">
            <text:p>37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0"/>
          <table:table-cell table:style-name="ce90" office:value-type="float" office:value="38" calcext:value-type="float">
            <text:p>38</text:p>
          </table:table-cell>
          <table:table-cell/>
          <table:table-cell table:style-name="ce92"/>
          <table:table-cell table:style-name="ce96" office:value-type="float" office:value="38" calcext:value-type="float">
            <text:p>38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0"/>
          <table:table-cell table:style-name="ce90" office:value-type="float" office:value="39" calcext:value-type="float">
            <text:p>39</text:p>
          </table:table-cell>
          <table:table-cell/>
          <table:table-cell table:style-name="ce92"/>
          <table:table-cell table:style-name="ce96" office:value-type="float" office:value="39" calcext:value-type="float">
            <text:p>39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0"/>
          <table:table-cell table:style-name="ce90" office:value-type="float" office:value="40" calcext:value-type="float">
            <text:p>40</text:p>
          </table:table-cell>
          <table:table-cell/>
          <table:table-cell table:style-name="ce92"/>
          <table:table-cell table:style-name="ce96" office:value-type="float" office:value="40" calcext:value-type="float">
            <text:p>4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0"/>
          <table:table-cell table:style-name="ce90" office:value-type="float" office:value="41" calcext:value-type="float">
            <text:p>41</text:p>
          </table:table-cell>
          <table:table-cell/>
          <table:table-cell table:style-name="ce92"/>
          <table:table-cell table:style-name="ce96" office:value-type="float" office:value="41" calcext:value-type="float">
            <text:p>41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0"/>
          <table:table-cell table:style-name="ce90" office:value-type="float" office:value="42" calcext:value-type="float">
            <text:p>42</text:p>
          </table:table-cell>
          <table:table-cell/>
          <table:table-cell table:style-name="ce92"/>
          <table:table-cell table:style-name="ce96" office:value-type="float" office:value="42" calcext:value-type="float">
            <text:p>42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0"/>
          <table:table-cell table:style-name="ce90" office:value-type="float" office:value="43" calcext:value-type="float">
            <text:p>43</text:p>
          </table:table-cell>
          <table:table-cell/>
          <table:table-cell table:style-name="ce92"/>
          <table:table-cell table:style-name="ce96" office:value-type="float" office:value="43" calcext:value-type="float">
            <text:p>4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0"/>
          <table:table-cell table:style-name="ce90" office:value-type="float" office:value="44" calcext:value-type="float">
            <text:p>44</text:p>
          </table:table-cell>
          <table:table-cell/>
          <table:table-cell table:style-name="ce92"/>
          <table:table-cell table:style-name="ce96" office:value-type="float" office:value="44" calcext:value-type="float">
            <text:p>4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0"/>
          <table:table-cell table:style-name="ce90" office:value-type="float" office:value="47" calcext:value-type="float">
            <text:p>47</text:p>
          </table:table-cell>
          <table:table-cell/>
          <table:table-cell table:style-name="ce92"/>
          <table:table-cell table:style-name="ce96" office:value-type="float" office:value="47" calcext:value-type="float">
            <text:p>47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0"/>
          <table:table-cell table:style-name="ce90" office:value-type="float" office:value="53" calcext:value-type="float">
            <text:p>53</text:p>
          </table:table-cell>
          <table:table-cell/>
          <table:table-cell table:style-name="ce92"/>
          <table:table-cell table:style-name="ce96" office:value-type="float" office:value="53" calcext:value-type="float">
            <text:p>5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0"/>
          <table:table-cell table:style-name="ce90" office:value-type="float" office:value="54" calcext:value-type="float">
            <text:p>54</text:p>
          </table:table-cell>
          <table:table-cell/>
          <table:table-cell table:style-name="ce92"/>
          <table:table-cell table:style-name="ce96" office:value-type="float" office:value="54" calcext:value-type="float">
            <text:p>5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0"/>
          <table:table-cell table:style-name="ce90" office:value-type="float" office:value="55" calcext:value-type="float">
            <text:p>55</text:p>
          </table:table-cell>
          <table:table-cell/>
          <table:table-cell table:style-name="ce92"/>
          <table:table-cell table:style-name="ce96" office:value-type="float" office:value="55" calcext:value-type="float">
            <text:p>55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0"/>
          <table:table-cell table:style-name="ce90" office:value-type="float" office:value="56" calcext:value-type="float">
            <text:p>56</text:p>
          </table:table-cell>
          <table:table-cell/>
          <table:table-cell table:style-name="ce92"/>
          <table:table-cell table:style-name="ce96" office:value-type="float" office:value="56" calcext:value-type="float">
            <text:p>56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0"/>
          <table:table-cell table:style-name="ce90" office:value-type="float" office:value="57" calcext:value-type="float">
            <text:p>57</text:p>
          </table:table-cell>
          <table:table-cell/>
          <table:table-cell table:style-name="ce92"/>
          <table:table-cell table:style-name="ce96" office:value-type="float" office:value="57" calcext:value-type="float">
            <text:p>57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0"/>
          <table:table-cell table:style-name="ce90" office:value-type="float" office:value="58" calcext:value-type="float">
            <text:p>58</text:p>
          </table:table-cell>
          <table:table-cell/>
          <table:table-cell table:style-name="ce92"/>
          <table:table-cell table:style-name="ce96" office:value-type="float" office:value="58" calcext:value-type="float">
            <text:p>58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0"/>
          <table:table-cell table:style-name="ce90" office:value-type="float" office:value="59" calcext:value-type="float">
            <text:p>59</text:p>
          </table:table-cell>
          <table:table-cell/>
          <table:table-cell table:style-name="ce92"/>
          <table:table-cell table:style-name="ce96" office:value-type="float" office:value="59" calcext:value-type="float">
            <text:p>59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0"/>
          <table:table-cell table:style-name="ce90" office:value-type="float" office:value="62" calcext:value-type="float">
            <text:p>62</text:p>
          </table:table-cell>
          <table:table-cell/>
          <table:table-cell table:style-name="ce92"/>
          <table:table-cell table:style-name="ce96" office:value-type="float" office:value="62" calcext:value-type="float">
            <text:p>62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0"/>
          <table:table-cell table:style-name="ce90" office:value-type="float" office:value="63" calcext:value-type="float">
            <text:p>63</text:p>
          </table:table-cell>
          <table:table-cell/>
          <table:table-cell table:style-name="ce92"/>
          <table:table-cell table:style-name="ce96" office:value-type="float" office:value="63" calcext:value-type="float">
            <text:p>6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0"/>
          <table:table-cell table:style-name="ce90" office:value-type="float" office:value="64" calcext:value-type="float">
            <text:p>64</text:p>
          </table:table-cell>
          <table:table-cell/>
          <table:table-cell table:style-name="ce92"/>
          <table:table-cell table:style-name="ce96" office:value-type="float" office:value="64" calcext:value-type="float">
            <text:p>6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0"/>
          <table:table-cell table:style-name="ce90" office:value-type="float" office:value="67" calcext:value-type="float">
            <text:p>67</text:p>
          </table:table-cell>
          <table:table-cell/>
          <table:table-cell table:style-name="ce92"/>
          <table:table-cell table:style-name="ce96" office:value-type="float" office:value="67" calcext:value-type="float">
            <text:p>67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0"/>
          <table:table-cell table:style-name="ce90" office:value-type="float" office:value="80" calcext:value-type="float">
            <text:p>80</text:p>
          </table:table-cell>
          <table:table-cell/>
          <table:table-cell table:style-name="ce92"/>
          <table:table-cell table:style-name="ce96" office:value-type="float" office:value="80" calcext:value-type="float">
            <text:p>8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0"/>
          <table:table-cell table:style-name="ce90" office:value-type="float" office:value="81" calcext:value-type="float">
            <text:p>81</text:p>
          </table:table-cell>
          <table:table-cell/>
          <table:table-cell table:style-name="ce92"/>
          <table:table-cell table:style-name="ce96" office:value-type="float" office:value="81" calcext:value-type="float">
            <text:p>81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0"/>
          <table:table-cell table:style-name="ce90" office:value-type="float" office:value="84" calcext:value-type="float">
            <text:p>84</text:p>
          </table:table-cell>
          <table:table-cell/>
          <table:table-cell table:style-name="ce92"/>
          <table:table-cell table:style-name="ce96" office:value-type="float" office:value="84" calcext:value-type="float">
            <text:p>8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0"/>
          <table:table-cell table:style-name="ce90" office:value-type="float" office:value="85" calcext:value-type="float">
            <text:p>85</text:p>
          </table:table-cell>
          <table:table-cell/>
          <table:table-cell table:style-name="ce92"/>
          <table:table-cell table:style-name="ce96" office:value-type="float" office:value="85" calcext:value-type="float">
            <text:p>85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0"/>
          <table:table-cell table:style-name="ce90" office:value-type="float" office:value="86" calcext:value-type="float">
            <text:p>86</text:p>
          </table:table-cell>
          <table:table-cell/>
          <table:table-cell table:style-name="ce92"/>
          <table:table-cell table:style-name="ce96" office:value-type="float" office:value="86" calcext:value-type="float">
            <text:p>86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0"/>
          <table:table-cell table:style-name="ce90" office:value-type="float" office:value="89" calcext:value-type="float">
            <text:p>89</text:p>
          </table:table-cell>
          <table:table-cell/>
          <table:table-cell table:style-name="ce92"/>
          <table:table-cell table:style-name="ce96" office:value-type="float" office:value="89" calcext:value-type="float">
            <text:p>89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0"/>
          <table:table-cell table:style-name="ce90" office:value-type="float" office:value="90" calcext:value-type="float">
            <text:p>90</text:p>
          </table:table-cell>
          <table:table-cell/>
          <table:table-cell table:style-name="ce92"/>
          <table:table-cell table:style-name="ce96" office:value-type="float" office:value="90" calcext:value-type="float">
            <text:p>9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0"/>
          <table:table-cell table:style-name="ce90" office:value-type="float" office:value="91" calcext:value-type="float">
            <text:p>91</text:p>
          </table:table-cell>
          <table:table-cell/>
          <table:table-cell table:style-name="ce92"/>
          <table:table-cell table:style-name="ce96" office:value-type="float" office:value="91" calcext:value-type="float">
            <text:p>91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0"/>
          <table:table-cell table:style-name="ce90" office:value-type="float" office:value="93" calcext:value-type="float">
            <text:p>93</text:p>
          </table:table-cell>
          <table:table-cell/>
          <table:table-cell table:style-name="ce92"/>
          <table:table-cell table:style-name="ce96" office:value-type="float" office:value="93" calcext:value-type="float">
            <text:p>9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0"/>
          <table:table-cell table:style-name="ce90" office:value-type="float" office:value="94" calcext:value-type="float">
            <text:p>94</text:p>
          </table:table-cell>
          <table:table-cell/>
          <table:table-cell table:style-name="ce92"/>
          <table:table-cell table:style-name="ce96" office:value-type="float" office:value="94" calcext:value-type="float">
            <text:p>9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0"/>
          <table:table-cell table:style-name="ce90" office:value-type="float" office:value="95" calcext:value-type="float">
            <text:p>95</text:p>
          </table:table-cell>
          <table:table-cell/>
          <table:table-cell table:style-name="ce92"/>
          <table:table-cell table:style-name="ce96" office:value-type="float" office:value="95" calcext:value-type="float">
            <text:p>95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0"/>
          <table:table-cell table:style-name="ce90" office:value-type="float" office:value="96" calcext:value-type="float">
            <text:p>96</text:p>
          </table:table-cell>
          <table:table-cell/>
          <table:table-cell table:style-name="ce92"/>
          <table:table-cell table:style-name="ce96" office:value-type="float" office:value="96" calcext:value-type="float">
            <text:p>96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0"/>
          <table:table-cell table:style-name="ce90" office:value-type="float" office:value="97" calcext:value-type="float">
            <text:p>97</text:p>
          </table:table-cell>
          <table:table-cell/>
          <table:table-cell table:style-name="ce92"/>
          <table:table-cell table:style-name="ce96" office:value-type="float" office:value="97" calcext:value-type="float">
            <text:p>97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0"/>
          <table:table-cell table:style-name="ce90" office:value-type="float" office:value="98" calcext:value-type="float">
            <text:p>98</text:p>
          </table:table-cell>
          <table:table-cell/>
          <table:table-cell table:style-name="ce92"/>
          <table:table-cell table:style-name="ce96" office:value-type="float" office:value="98" calcext:value-type="float">
            <text:p>98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0"/>
          <table:table-cell table:style-name="ce90" office:value-type="float" office:value="100" calcext:value-type="float">
            <text:p>100</text:p>
          </table:table-cell>
          <table:table-cell/>
          <table:table-cell table:style-name="ce92"/>
          <table:table-cell table:style-name="ce96" office:value-type="float" office:value="100" calcext:value-type="float">
            <text:p>10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0"/>
          <table:table-cell table:style-name="ce90" office:value-type="float" office:value="101" calcext:value-type="float">
            <text:p>101</text:p>
          </table:table-cell>
          <table:table-cell/>
          <table:table-cell table:style-name="ce92"/>
          <table:table-cell table:style-name="ce96" office:value-type="float" office:value="101" calcext:value-type="float">
            <text:p>101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0"/>
          <table:table-cell table:style-name="ce90" office:value-type="float" office:value="102" calcext:value-type="float">
            <text:p>102</text:p>
          </table:table-cell>
          <table:table-cell/>
          <table:table-cell table:style-name="ce92"/>
          <table:table-cell table:style-name="ce96" office:value-type="float" office:value="102" calcext:value-type="float">
            <text:p>102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0"/>
          <table:table-cell table:style-name="ce90" office:value-type="float" office:value="103" calcext:value-type="float">
            <text:p>103</text:p>
          </table:table-cell>
          <table:table-cell/>
          <table:table-cell table:style-name="ce92"/>
          <table:table-cell table:style-name="ce96" office:value-type="float" office:value="103" calcext:value-type="float">
            <text:p>10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0"/>
          <table:table-cell table:style-name="ce90" office:value-type="float" office:value="108" calcext:value-type="float">
            <text:p>108</text:p>
          </table:table-cell>
          <table:table-cell/>
          <table:table-cell table:style-name="ce92"/>
          <table:table-cell table:style-name="ce96" office:value-type="float" office:value="108" calcext:value-type="float">
            <text:p>108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0"/>
          <table:table-cell table:style-name="ce90" office:value-type="float" office:value="109" calcext:value-type="float">
            <text:p>109</text:p>
          </table:table-cell>
          <table:table-cell/>
          <table:table-cell table:style-name="ce92"/>
          <table:table-cell table:style-name="ce96" office:value-type="float" office:value="109" calcext:value-type="float">
            <text:p>109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0"/>
          <table:table-cell table:style-name="ce90" office:value-type="float" office:value="110" calcext:value-type="float">
            <text:p>110</text:p>
          </table:table-cell>
          <table:table-cell/>
          <table:table-cell table:style-name="ce92"/>
          <table:table-cell table:style-name="ce96" office:value-type="float" office:value="110" calcext:value-type="float">
            <text:p>11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0"/>
          <table:table-cell table:style-name="ce90" office:value-type="float" office:value="111" calcext:value-type="float">
            <text:p>111</text:p>
          </table:table-cell>
          <table:table-cell/>
          <table:table-cell table:style-name="ce92"/>
          <table:table-cell table:style-name="ce96" office:value-type="float" office:value="111" calcext:value-type="float">
            <text:p>111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0"/>
          <table:table-cell table:style-name="ce90" office:value-type="float" office:value="112" calcext:value-type="float">
            <text:p>112</text:p>
          </table:table-cell>
          <table:table-cell/>
          <table:table-cell table:style-name="ce92"/>
          <table:table-cell table:style-name="ce96" office:value-type="float" office:value="112" calcext:value-type="float">
            <text:p>112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0"/>
          <table:table-cell table:style-name="ce90" office:value-type="float" office:value="113" calcext:value-type="float">
            <text:p>113</text:p>
          </table:table-cell>
          <table:table-cell/>
          <table:table-cell table:style-name="ce92"/>
          <table:table-cell table:style-name="ce96" office:value-type="float" office:value="113" calcext:value-type="float">
            <text:p>11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0"/>
          <table:table-cell table:style-name="ce90" office:value-type="float" office:value="114" calcext:value-type="float">
            <text:p>114</text:p>
          </table:table-cell>
          <table:table-cell/>
          <table:table-cell table:style-name="ce92"/>
          <table:table-cell table:style-name="ce96" office:value-type="float" office:value="114" calcext:value-type="float">
            <text:p>11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0"/>
          <table:table-cell table:style-name="ce90" office:value-type="float" office:value="115" calcext:value-type="float">
            <text:p>115</text:p>
          </table:table-cell>
          <table:table-cell/>
          <table:table-cell table:style-name="ce92"/>
          <table:table-cell table:style-name="ce96" office:value-type="float" office:value="115" calcext:value-type="float">
            <text:p>115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0"/>
          <table:table-cell table:style-name="ce90" office:value-type="float" office:value="116" calcext:value-type="float">
            <text:p>116</text:p>
          </table:table-cell>
          <table:table-cell/>
          <table:table-cell table:style-name="ce92"/>
          <table:table-cell table:style-name="ce96" office:value-type="float" office:value="116" calcext:value-type="float">
            <text:p>116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0"/>
          <table:table-cell table:style-name="ce90" office:value-type="float" office:value="117" calcext:value-type="float">
            <text:p>117</text:p>
          </table:table-cell>
          <table:table-cell/>
          <table:table-cell table:style-name="ce92"/>
          <table:table-cell table:style-name="ce96" office:value-type="float" office:value="117" calcext:value-type="float">
            <text:p>117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0"/>
          <table:table-cell table:style-name="ce90" office:value-type="float" office:value="118" calcext:value-type="float">
            <text:p>118</text:p>
          </table:table-cell>
          <table:table-cell/>
          <table:table-cell table:style-name="ce92"/>
          <table:table-cell table:style-name="ce96" office:value-type="float" office:value="118" calcext:value-type="float">
            <text:p>118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0"/>
          <table:table-cell table:style-name="ce90" office:value-type="float" office:value="119" calcext:value-type="float">
            <text:p>119</text:p>
          </table:table-cell>
          <table:table-cell/>
          <table:table-cell table:style-name="ce92"/>
          <table:table-cell table:style-name="ce96" office:value-type="float" office:value="119" calcext:value-type="float">
            <text:p>119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0"/>
          <table:table-cell table:style-name="ce90" office:value-type="float" office:value="120" calcext:value-type="float">
            <text:p>120</text:p>
          </table:table-cell>
          <table:table-cell/>
          <table:table-cell table:style-name="ce92"/>
          <table:table-cell table:style-name="ce96" office:value-type="float" office:value="120" calcext:value-type="float">
            <text:p>12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0"/>
          <table:table-cell table:style-name="ce90" office:value-type="float" office:value="121" calcext:value-type="float">
            <text:p>121</text:p>
          </table:table-cell>
          <table:table-cell/>
          <table:table-cell table:style-name="ce92"/>
          <table:table-cell table:style-name="ce96" office:value-type="float" office:value="121" calcext:value-type="float">
            <text:p>121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0"/>
          <table:table-cell table:style-name="ce90" office:value-type="float" office:value="122" calcext:value-type="float">
            <text:p>122</text:p>
          </table:table-cell>
          <table:table-cell/>
          <table:table-cell table:style-name="ce92"/>
          <table:table-cell table:style-name="ce96" office:value-type="float" office:value="122" calcext:value-type="float">
            <text:p>122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0"/>
          <table:table-cell table:style-name="ce90" office:value-type="float" office:value="123" calcext:value-type="float">
            <text:p>123</text:p>
          </table:table-cell>
          <table:table-cell/>
          <table:table-cell table:style-name="ce92"/>
          <table:table-cell table:style-name="ce96" office:value-type="float" office:value="123" calcext:value-type="float">
            <text:p>12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0"/>
          <table:table-cell table:style-name="ce90" office:value-type="float" office:value="124" calcext:value-type="float">
            <text:p>124</text:p>
          </table:table-cell>
          <table:table-cell/>
          <table:table-cell table:style-name="ce92"/>
          <table:table-cell table:style-name="ce96" office:value-type="float" office:value="124" calcext:value-type="float">
            <text:p>12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0"/>
          <table:table-cell table:style-name="ce90" office:value-type="float" office:value="125" calcext:value-type="float">
            <text:p>125</text:p>
          </table:table-cell>
          <table:table-cell/>
          <table:table-cell table:style-name="ce92"/>
          <table:table-cell table:style-name="ce96" office:value-type="float" office:value="125" calcext:value-type="float">
            <text:p>125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0"/>
          <table:table-cell table:style-name="ce90" office:value-type="float" office:value="126" calcext:value-type="float">
            <text:p>126</text:p>
          </table:table-cell>
          <table:table-cell/>
          <table:table-cell table:style-name="ce92"/>
          <table:table-cell table:style-name="ce96" office:value-type="float" office:value="126" calcext:value-type="float">
            <text:p>126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0"/>
          <table:table-cell table:style-name="ce90" office:value-type="float" office:value="127" calcext:value-type="float">
            <text:p>127</text:p>
          </table:table-cell>
          <table:table-cell/>
          <table:table-cell table:style-name="ce92"/>
          <table:table-cell table:style-name="ce96" office:value-type="float" office:value="127" calcext:value-type="float">
            <text:p>127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0"/>
          <table:table-cell table:style-name="ce90" office:value-type="float" office:value="128" calcext:value-type="float">
            <text:p>128</text:p>
          </table:table-cell>
          <table:table-cell/>
          <table:table-cell table:style-name="ce92"/>
          <table:table-cell table:style-name="ce96" office:value-type="float" office:value="128" calcext:value-type="float">
            <text:p>128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0"/>
          <table:table-cell table:style-name="ce90" office:value-type="float" office:value="132" calcext:value-type="float">
            <text:p>132</text:p>
          </table:table-cell>
          <table:table-cell/>
          <table:table-cell table:style-name="ce92"/>
          <table:table-cell table:style-name="ce96" office:value-type="float" office:value="132" calcext:value-type="float">
            <text:p>132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0"/>
          <table:table-cell table:style-name="ce90" office:value-type="float" office:value="133" calcext:value-type="float">
            <text:p>133</text:p>
          </table:table-cell>
          <table:table-cell/>
          <table:table-cell table:style-name="ce92"/>
          <table:table-cell table:style-name="ce96" office:value-type="float" office:value="133" calcext:value-type="float">
            <text:p>13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0"/>
          <table:table-cell table:style-name="ce90" office:value-type="float" office:value="134" calcext:value-type="float">
            <text:p>134</text:p>
          </table:table-cell>
          <table:table-cell/>
          <table:table-cell table:style-name="ce92"/>
          <table:table-cell table:style-name="ce96" office:value-type="float" office:value="134" calcext:value-type="float">
            <text:p>13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0"/>
          <table:table-cell table:style-name="ce90" office:value-type="float" office:value="135" calcext:value-type="float">
            <text:p>135</text:p>
          </table:table-cell>
          <table:table-cell/>
          <table:table-cell table:style-name="ce92"/>
          <table:table-cell table:style-name="ce96" office:value-type="float" office:value="135" calcext:value-type="float">
            <text:p>135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0"/>
          <table:table-cell table:style-name="ce90" office:value-type="float" office:value="136" calcext:value-type="float">
            <text:p>136</text:p>
          </table:table-cell>
          <table:table-cell/>
          <table:table-cell table:style-name="ce92"/>
          <table:table-cell table:style-name="ce96" office:value-type="float" office:value="136" calcext:value-type="float">
            <text:p>136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0"/>
          <table:table-cell table:style-name="ce90" office:value-type="float" office:value="142" calcext:value-type="float">
            <text:p>142</text:p>
          </table:table-cell>
          <table:table-cell/>
          <table:table-cell table:style-name="ce92"/>
          <table:table-cell table:style-name="ce96" office:value-type="float" office:value="142" calcext:value-type="float">
            <text:p>142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0"/>
          <table:table-cell table:style-name="ce90" office:value-type="float" office:value="144" calcext:value-type="float">
            <text:p>144</text:p>
          </table:table-cell>
          <table:table-cell/>
          <table:table-cell table:style-name="ce92"/>
          <table:table-cell table:style-name="ce96" office:value-type="float" office:value="144" calcext:value-type="float">
            <text:p>14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0"/>
          <table:table-cell table:style-name="ce90" office:value-type="float" office:value="146" calcext:value-type="float">
            <text:p>146</text:p>
          </table:table-cell>
          <table:table-cell/>
          <table:table-cell table:style-name="ce92"/>
          <table:table-cell table:style-name="ce96" office:value-type="float" office:value="146" calcext:value-type="float">
            <text:p>146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0"/>
          <table:table-cell table:style-name="ce90" office:value-type="float" office:value="147" calcext:value-type="float">
            <text:p>147</text:p>
          </table:table-cell>
          <table:table-cell/>
          <table:table-cell table:style-name="ce92"/>
          <table:table-cell table:style-name="ce96" office:value-type="float" office:value="147" calcext:value-type="float">
            <text:p>147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0"/>
          <table:table-cell table:style-name="ce90" office:value-type="float" office:value="148" calcext:value-type="float">
            <text:p>148</text:p>
          </table:table-cell>
          <table:table-cell/>
          <table:table-cell table:style-name="ce92"/>
          <table:table-cell table:style-name="ce96" office:value-type="float" office:value="148" calcext:value-type="float">
            <text:p>148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0"/>
          <table:table-cell table:style-name="ce90" office:value-type="float" office:value="149" calcext:value-type="float">
            <text:p>149</text:p>
          </table:table-cell>
          <table:table-cell/>
          <table:table-cell table:style-name="ce92"/>
          <table:table-cell table:style-name="ce96" office:value-type="float" office:value="149" calcext:value-type="float">
            <text:p>149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0"/>
          <table:table-cell table:style-name="ce90" office:value-type="float" office:value="150" calcext:value-type="float">
            <text:p>150</text:p>
          </table:table-cell>
          <table:table-cell/>
          <table:table-cell table:style-name="ce92"/>
          <table:table-cell table:style-name="ce96" office:value-type="float" office:value="150" calcext:value-type="float">
            <text:p>15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0"/>
          <table:table-cell table:style-name="ce90" office:value-type="float" office:value="151" calcext:value-type="float">
            <text:p>151</text:p>
          </table:table-cell>
          <table:table-cell/>
          <table:table-cell table:style-name="ce92"/>
          <table:table-cell table:style-name="ce96" office:value-type="float" office:value="151" calcext:value-type="float">
            <text:p>151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0"/>
          <table:table-cell table:style-name="ce90" office:value-type="float" office:value="152" calcext:value-type="float">
            <text:p>152</text:p>
          </table:table-cell>
          <table:table-cell/>
          <table:table-cell table:style-name="ce92"/>
          <table:table-cell table:style-name="ce96" office:value-type="float" office:value="152" calcext:value-type="float">
            <text:p>152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0"/>
          <table:table-cell table:style-name="ce90" office:value-type="float" office:value="153" calcext:value-type="float">
            <text:p>153</text:p>
          </table:table-cell>
          <table:table-cell/>
          <table:table-cell table:style-name="ce92"/>
          <table:table-cell table:style-name="ce96" office:value-type="float" office:value="153" calcext:value-type="float">
            <text:p>15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0"/>
          <table:table-cell table:style-name="ce90" office:value-type="float" office:value="160" calcext:value-type="float">
            <text:p>160</text:p>
          </table:table-cell>
          <table:table-cell/>
          <table:table-cell table:style-name="ce92"/>
          <table:table-cell table:style-name="ce96" office:value-type="float" office:value="160" calcext:value-type="float">
            <text:p>16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0"/>
          <table:table-cell table:style-name="ce90" office:value-type="float" office:value="161" calcext:value-type="float">
            <text:p>161</text:p>
          </table:table-cell>
          <table:table-cell/>
          <table:table-cell table:style-name="ce92"/>
          <table:table-cell table:style-name="ce96" office:value-type="float" office:value="161" calcext:value-type="float">
            <text:p>161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0"/>
          <table:table-cell table:style-name="ce90" office:value-type="float" office:value="162" calcext:value-type="float">
            <text:p>162</text:p>
          </table:table-cell>
          <table:table-cell/>
          <table:table-cell table:style-name="ce92"/>
          <table:table-cell table:style-name="ce96" office:value-type="float" office:value="162" calcext:value-type="float">
            <text:p>162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0"/>
          <table:table-cell table:style-name="ce90" office:value-type="float" office:value="163" calcext:value-type="float">
            <text:p>163</text:p>
          </table:table-cell>
          <table:table-cell/>
          <table:table-cell table:style-name="ce92"/>
          <table:table-cell table:style-name="ce96" office:value-type="float" office:value="163" calcext:value-type="float">
            <text:p>16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0"/>
          <table:table-cell table:style-name="ce90" office:value-type="float" office:value="170" calcext:value-type="float">
            <text:p>170</text:p>
          </table:table-cell>
          <table:table-cell/>
          <table:table-cell table:style-name="ce92"/>
          <table:table-cell table:style-name="ce96" office:value-type="float" office:value="170" calcext:value-type="float">
            <text:p>17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0"/>
          <table:table-cell table:style-name="ce90" office:value-type="float" office:value="171" calcext:value-type="float">
            <text:p>171</text:p>
          </table:table-cell>
          <table:table-cell/>
          <table:table-cell table:style-name="ce92"/>
          <table:table-cell table:style-name="ce96" office:value-type="float" office:value="171" calcext:value-type="float">
            <text:p>171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0"/>
          <table:table-cell table:style-name="ce90" office:value-type="float" office:value="173" calcext:value-type="float">
            <text:p>173</text:p>
          </table:table-cell>
          <table:table-cell/>
          <table:table-cell table:style-name="ce92"/>
          <table:table-cell table:style-name="ce96" office:value-type="float" office:value="173" calcext:value-type="float">
            <text:p>17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0"/>
          <table:table-cell table:style-name="ce90" office:value-type="float" office:value="174" calcext:value-type="float">
            <text:p>174</text:p>
          </table:table-cell>
          <table:table-cell/>
          <table:table-cell table:style-name="ce92"/>
          <table:table-cell table:style-name="ce96" office:value-type="float" office:value="174" calcext:value-type="float">
            <text:p>17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0"/>
          <table:table-cell table:style-name="ce90" office:value-type="float" office:value="175" calcext:value-type="float">
            <text:p>175</text:p>
          </table:table-cell>
          <table:table-cell/>
          <table:table-cell table:style-name="ce92"/>
          <table:table-cell table:style-name="ce96" office:value-type="float" office:value="175" calcext:value-type="float">
            <text:p>175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0"/>
          <table:table-cell table:style-name="ce90" office:value-type="float" office:value="176" calcext:value-type="float">
            <text:p>176</text:p>
          </table:table-cell>
          <table:table-cell/>
          <table:table-cell table:style-name="ce92"/>
          <table:table-cell table:style-name="ce96" office:value-type="float" office:value="176" calcext:value-type="float">
            <text:p>176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0"/>
          <table:table-cell table:style-name="ce90" office:value-type="float" office:value="177" calcext:value-type="float">
            <text:p>177</text:p>
          </table:table-cell>
          <table:table-cell/>
          <table:table-cell table:style-name="ce92"/>
          <table:table-cell table:style-name="ce96" office:value-type="float" office:value="177" calcext:value-type="float">
            <text:p>177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0"/>
          <table:table-cell table:style-name="ce90" office:value-type="float" office:value="178" calcext:value-type="float">
            <text:p>178</text:p>
          </table:table-cell>
          <table:table-cell/>
          <table:table-cell table:style-name="ce92"/>
          <table:table-cell table:style-name="ce96" office:value-type="float" office:value="178" calcext:value-type="float">
            <text:p>178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0"/>
          <table:table-cell table:style-name="ce90" office:value-type="float" office:value="179" calcext:value-type="float">
            <text:p>179</text:p>
          </table:table-cell>
          <table:table-cell/>
          <table:table-cell table:style-name="ce92"/>
          <table:table-cell table:style-name="ce96" office:value-type="float" office:value="179" calcext:value-type="float">
            <text:p>179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0"/>
          <table:table-cell table:style-name="ce90" office:value-type="float" office:value="180" calcext:value-type="float">
            <text:p>180</text:p>
          </table:table-cell>
          <table:table-cell/>
          <table:table-cell table:style-name="ce92"/>
          <table:table-cell table:style-name="ce96" office:value-type="float" office:value="180" calcext:value-type="float">
            <text:p>180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0"/>
          <table:table-cell table:style-name="ce90" office:value-type="float" office:value="181" calcext:value-type="float">
            <text:p>181</text:p>
          </table:table-cell>
          <table:table-cell/>
          <table:table-cell table:style-name="ce92"/>
          <table:table-cell table:style-name="ce96" office:value-type="float" office:value="181" calcext:value-type="float">
            <text:p>181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0"/>
          <table:table-cell table:style-name="ce90" office:value-type="float" office:value="182" calcext:value-type="float">
            <text:p>182</text:p>
          </table:table-cell>
          <table:table-cell/>
          <table:table-cell table:style-name="ce92"/>
          <table:table-cell table:style-name="ce96" office:value-type="float" office:value="182" calcext:value-type="float">
            <text:p>182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0"/>
          <table:table-cell table:style-name="ce90" office:value-type="float" office:value="183" calcext:value-type="float">
            <text:p>183</text:p>
          </table:table-cell>
          <table:table-cell/>
          <table:table-cell table:style-name="ce92"/>
          <table:table-cell table:style-name="ce96" office:value-type="float" office:value="183" calcext:value-type="float">
            <text:p>183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0"/>
          <table:table-cell table:style-name="ce90" office:value-type="float" office:value="184" calcext:value-type="float">
            <text:p>184</text:p>
          </table:table-cell>
          <table:table-cell/>
          <table:table-cell table:style-name="ce92"/>
          <table:table-cell table:style-name="ce96" office:value-type="float" office:value="184" calcext:value-type="float">
            <text:p>184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0"/>
          <table:table-cell table:style-name="ce90" office:value-type="float" office:value="185" calcext:value-type="float">
            <text:p>185</text:p>
          </table:table-cell>
          <table:table-cell/>
          <table:table-cell table:style-name="ce92"/>
          <table:table-cell table:style-name="ce96" office:value-type="float" office:value="185" calcext:value-type="float">
            <text:p>185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0"/>
          <table:table-cell table:style-name="ce90" office:value-type="float" office:value="186" calcext:value-type="float">
            <text:p>186</text:p>
          </table:table-cell>
          <table:table-cell/>
          <table:table-cell table:style-name="ce92"/>
          <table:table-cell table:style-name="ce96" office:value-type="float" office:value="186" calcext:value-type="float">
            <text:p>186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0"/>
          <table:table-cell table:style-name="ce90" office:value-type="float" office:value="189" calcext:value-type="float">
            <text:p>189</text:p>
          </table:table-cell>
          <table:table-cell/>
          <table:table-cell table:style-name="ce92"/>
          <table:table-cell table:style-name="ce96" office:value-type="float" office:value="189" calcext:value-type="float">
            <text:p>189</text:p>
          </table:table-cell>
          <table:table-cell table:style-name="ce101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1"/>
          <table:table-cell table:style-name="ce89" office:value-type="float" office:value="190" calcext:value-type="float">
            <text:p>190</text:p>
          </table:table-cell>
          <table:table-cell/>
          <table:table-cell table:style-name="ce92"/>
          <table:table-cell table:style-name="ce97" office:value-type="float" office:value="190" calcext:value-type="float">
            <text:p>190</text:p>
          </table:table-cell>
          <table:table-cell table:style-name="ce102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table:number-columns-repeated="10" table:style-name="ce21" office:value-type="float" office:value="129" calcext:value-type="float">
            <text:p>129</text:p>
          </table:table-cell>
          <table:table-cell table:style-name="ce34" office:value-type="float" office:value="129" calcext:value-type="float">
            <text:p>129</text:p>
          </table:table-cell>
          <table:table-cell table:style-name="ce62" office:value-type="float" office:value="10" calcext:value-type="float">
            <text:p>10</text:p>
          </table:table-cell>
          <table:table-cell table:style-name="ce87" office:value-type="float" office:value="129" calcext:value-type="float">
            <text:p>129</text:p>
          </table:table-cell>
          <table:table-cell/>
          <table:table-cell table:style-name="ce93"/>
          <table:table-cell table:style-name="ce95" office:value-type="float" office:value="129" calcext:value-type="float">
            <text:p>129</text:p>
          </table:table-cell>
          <table:table-cell table:style-name="ce100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table:number-columns-repeated="10" table:style-name="ce21" office:value-type="float" office:value="131" calcext:value-type="float">
            <text:p>131</text:p>
          </table:table-cell>
          <table:table-cell table:style-name="ce34" office:value-type="float" office:value="131" calcext:value-type="float">
            <text:p>131</text:p>
          </table:table-cell>
          <table:table-cell table:style-name="ce63" office:value-type="float" office:value="11" calcext:value-type="float">
            <text:p>11</text:p>
          </table:table-cell>
          <table:table-cell table:style-name="ce87" office:value-type="float" office:value="131" calcext:value-type="float">
            <text:p>131</text:p>
          </table:table-cell>
          <table:table-cell/>
          <table:table-cell table:style-name="ce94"/>
          <table:table-cell table:style-name="ce96" office:value-type="float" office:value="130" calcext:value-type="float">
            <text:p>130</text:p>
          </table:table-cell>
          <table:table-cell table:style-name="ce101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number-columns-repeated="10" table:style-name="ce21" office:value-type="float" office:value="130" calcext:value-type="float">
            <text:p>130</text:p>
          </table:table-cell>
          <table:table-cell table:style-name="ce34" office:value-type="float" office:value="130" calcext:value-type="float">
            <text:p>130</text:p>
          </table:table-cell>
          <table:table-cell table:style-name="ce64" office:value-type="float" office:value="12" calcext:value-type="float">
            <text:p>12</text:p>
          </table:table-cell>
          <table:table-cell table:style-name="ce87" office:value-type="float" office:value="130" calcext:value-type="float">
            <text:p>130</text:p>
          </table:table-cell>
          <table:table-cell/>
          <table:table-cell table:style-name="ce93"/>
          <table:table-cell table:style-name="ce97" office:value-type="float" office:value="131" calcext:value-type="float">
            <text:p>131</text:p>
          </table:table-cell>
          <table:table-cell table:style-name="ce102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10" table:style-name="ce2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5" office:value-type="float" office:value="13" calcext:value-type="float">
            <text:p>13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92"/>
          <table:table-cell table:style-name="ce98" office:value-type="float" office:value="1" calcext:value-type="float">
            <text:p>1</text:p>
          </table:table-cell>
          <table:table-cell table:style-name="ce103"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66" office:value-type="float" office:value="14" calcext:value-type="float">
            <text:p>14</text:p>
          </table:table-cell>
          <table:table-cell table:style-name="ce90" office:value-type="float" office:value="139" calcext:value-type="float">
            <text:p>139</text:p>
          </table:table-cell>
          <table:table-cell/>
          <table:table-cell table:style-name="ce94"/>
          <table:table-cell table:style-name="ce95" office:value-type="float" office:value="48" calcext:value-type="float">
            <text:p>48</text:p>
          </table:table-cell>
          <table:table-cell table:style-name="ce100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67"/>
          <table:table-cell table:style-name="ce89" office:value-type="float" office:value="140" calcext:value-type="float">
            <text:p>140</text:p>
          </table:table-cell>
          <table:table-cell/>
          <table:table-cell table:style-name="ce94"/>
          <table:table-cell table:style-name="ce96" office:value-type="float" office:value="139" calcext:value-type="float">
            <text:p>139</text:p>
          </table:table-cell>
          <table:table-cell table:style-name="ce101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number-columns-repeated="11" table:style-name="ce22" office:value-type="float" office:value="48" calcext:value-type="float">
            <text:p>48</text:p>
          </table:table-cell>
          <table:table-cell table:style-name="ce68" office:value-type="float" office:value="15" calcext:value-type="float">
            <text:p>15</text:p>
          </table:table-cell>
          <table:table-cell table:style-name="ce91" office:value-type="float" office:value="48" calcext:value-type="float">
            <text:p>48</text:p>
          </table:table-cell>
          <table:table-cell/>
          <table:table-cell table:style-name="ce94"/>
          <table:table-cell table:style-name="ce97" office:value-type="float" office:value="140" calcext:value-type="float">
            <text:p>140</text:p>
          </table:table-cell>
          <table:table-cell table:style-name="ce102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41" calcext:value-type="float">
            <text:p>141</text:p>
          </table:table-cell>
          <table:table-cell table:style-name="ce35" office:value-type="float" office:value="71" calcext:value-type="float">
            <text:p>71</text:p>
          </table:table-cell>
          <table:table-cell table:style-name="ce69" office:value-type="float" office:value="16" calcext:value-type="float">
            <text:p>16</text:p>
          </table:table-cell>
          <table:table-cell table:style-name="ce88" office:value-type="float" office:value="71" calcext:value-type="float">
            <text:p>71</text:p>
          </table:table-cell>
          <table:table-cell/>
          <table:table-cell table:style-name="ce94"/>
          <table:table-cell table:style-name="ce95" office:value-type="float" office:value="70" calcext:value-type="float">
            <text:p>70</text:p>
          </table:table-cell>
          <table:table-cell table:style-name="ce100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4" calcext:value-type="float">
            <text:p>74</text:p>
          </table:table-cell>
          <table:table-cell table:style-name="ce36" office:value-type="float" office:value="141" calcext:value-type="float">
            <text:p>141</text:p>
          </table:table-cell>
          <table:table-cell table:style-name="ce70"/>
          <table:table-cell table:style-name="ce90" office:value-type="float" office:value="72" calcext:value-type="float">
            <text:p>72</text:p>
          </table:table-cell>
          <table:table-cell/>
          <table:table-cell table:style-name="ce94"/>
          <table:table-cell table:style-name="ce96" office:value-type="float" office:value="71" calcext:value-type="float">
            <text:p>71</text:p>
          </table:table-cell>
          <table:table-cell table:style-name="ce101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70"/>
          <table:table-cell table:style-name="ce90" office:value-type="float" office:value="73" calcext:value-type="float">
            <text:p>73</text:p>
          </table:table-cell>
          <table:table-cell/>
          <table:table-cell table:style-name="ce94"/>
          <table:table-cell table:style-name="ce96" office:value-type="float" office:value="72" calcext:value-type="float">
            <text:p>72</text:p>
          </table:table-cell>
          <table:table-cell table:style-name="ce101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70"/>
          <table:table-cell table:style-name="ce90" office:value-type="float" office:value="74" calcext:value-type="float">
            <text:p>74</text:p>
          </table:table-cell>
          <table:table-cell/>
          <table:table-cell table:style-name="ce94"/>
          <table:table-cell table:style-name="ce96" office:value-type="float" office:value="73" calcext:value-type="float">
            <text:p>73</text:p>
          </table:table-cell>
          <table:table-cell table:style-name="ce101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12" office:value-type="float" office:value="73" calcext:value-type="float">
            <text:p>73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73" calcext:value-type="float">
            <text:p>73</text:p>
          </table:table-cell>
          <table:table-cell table:style-name="ce37" office:value-type="float" office:value="72" calcext:value-type="float">
            <text:p>72</text:p>
          </table:table-cell>
          <table:table-cell table:style-name="ce71"/>
          <table:table-cell table:style-name="ce89" office:value-type="float" office:value="141" calcext:value-type="float">
            <text:p>141</text:p>
          </table:table-cell>
          <table:table-cell/>
          <table:table-cell table:style-name="ce94"/>
          <table:table-cell table:style-name="ce96" office:value-type="float" office:value="74" calcext:value-type="float">
            <text:p>74</text:p>
          </table:table-cell>
          <table:table-cell table:style-name="ce101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number-columns-repeated="10" table:style-name="ce26" office:value-type="float" office:value="70" calcext:value-type="float">
            <text:p>70</text:p>
          </table:table-cell>
          <table:table-cell table:style-name="ce38" office:value-type="float" office:value="70" calcext:value-type="float">
            <text:p>70</text:p>
          </table:table-cell>
          <table:table-cell table:style-name="ce72" office:value-type="float" office:value="17" calcext:value-type="float">
            <text:p>17</text:p>
          </table:table-cell>
          <table:table-cell table:style-name="ce87" office:value-type="float" office:value="70" calcext:value-type="float">
            <text:p>70</text:p>
          </table:table-cell>
          <table:table-cell/>
          <table:table-cell table:style-name="ce93"/>
          <table:table-cell table:style-name="ce97" office:value-type="float" office:value="141" calcext:value-type="float">
            <text:p>141</text:p>
          </table:table-cell>
          <table:table-cell table:style-name="ce102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number-columns-repeated="10" table:style-name="ce26" office:value-type="float" office:value="105" calcext:value-type="float">
            <text:p>105</text:p>
          </table:table-cell>
          <table:table-cell table:style-name="ce38" office:value-type="float" office:value="105" calcext:value-type="float">
            <text:p>105</text:p>
          </table:table-cell>
          <table:table-cell table:style-name="ce58" office:value-type="float" office:value="18" calcext:value-type="float">
            <text:p>18</text:p>
          </table:table-cell>
          <table:table-cell table:style-name="ce87" office:value-type="float" office:value="105" calcext:value-type="float">
            <text:p>105</text:p>
          </table:table-cell>
          <table:table-cell/>
          <table:table-cell table:style-name="ce93"/>
          <table:table-cell table:style-name="ce95" office:value-type="float" office:value="87" calcext:value-type="float">
            <text:p>87</text:p>
          </table:table-cell>
          <table:table-cell table:style-name="ce100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14" office:value-type="float" office:value="88" calcext:value-type="float">
            <text:p>8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88" calcext:value-type="float">
            <text:p>88</text:p>
          </table:table-cell>
          <table:table-cell table:style-name="ce39" office:value-type="float" office:value="104" calcext:value-type="float">
            <text:p>104</text:p>
          </table:table-cell>
          <table:table-cell table:style-name="ce73" office:value-type="float" office:value="19" calcext:value-type="float">
            <text:p>19</text:p>
          </table:table-cell>
          <table:table-cell table:style-name="ce88" office:value-type="float" office:value="87" calcext:value-type="float">
            <text:p>87</text:p>
          </table:table-cell>
          <table:table-cell/>
          <table:table-cell table:style-name="ce94"/>
          <table:table-cell table:style-name="ce96" office:value-type="float" office:value="88" calcext:value-type="float">
            <text:p>88</text:p>
          </table:table-cell>
          <table:table-cell table:style-name="ce101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40" office:value-type="float" office:value="87" calcext:value-type="float">
            <text:p>87</text:p>
          </table:table-cell>
          <table:table-cell table:style-name="ce74"/>
          <table:table-cell table:style-name="ce90" office:value-type="float" office:value="88" calcext:value-type="float">
            <text:p>88</text:p>
          </table:table-cell>
          <table:table-cell/>
          <table:table-cell table:style-name="ce94"/>
          <table:table-cell table:style-name="ce96" office:value-type="float" office:value="92" calcext:value-type="float">
            <text:p>92</text:p>
          </table:table-cell>
          <table:table-cell table:style-name="ce101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40" office:value-type="float" office:value="107" calcext:value-type="float">
            <text:p>107</text:p>
          </table:table-cell>
          <table:table-cell table:style-name="ce74"/>
          <table:table-cell table:style-name="ce90" office:value-type="float" office:value="92" calcext:value-type="float">
            <text:p>92</text:p>
          </table:table-cell>
          <table:table-cell/>
          <table:table-cell table:style-name="ce94"/>
          <table:table-cell table:style-name="ce96" office:value-type="float" office:value="104" calcext:value-type="float">
            <text:p>104</text:p>
          </table:table-cell>
          <table:table-cell table:style-name="ce101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40" office:value-type="float" office:value="92" calcext:value-type="float">
            <text:p>92</text:p>
          </table:table-cell>
          <table:table-cell table:style-name="ce74"/>
          <table:table-cell table:style-name="ce90" office:value-type="float" office:value="104" calcext:value-type="float">
            <text:p>104</text:p>
          </table:table-cell>
          <table:table-cell/>
          <table:table-cell table:style-name="ce94"/>
          <table:table-cell table:style-name="ce96" office:value-type="float" office:value="105" calcext:value-type="float">
            <text:p>105</text:p>
          </table:table-cell>
          <table:table-cell table:style-name="ce101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16" office:value-type="float" office:value="92" calcext:value-type="float">
            <text:p>9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2" calcext:value-type="float">
            <text:p>92</text:p>
          </table:table-cell>
          <table:table-cell table:style-name="ce41" office:value-type="float" office:value="88" calcext:value-type="float">
            <text:p>88</text:p>
          </table:table-cell>
          <table:table-cell table:style-name="ce75"/>
          <table:table-cell table:style-name="ce89" office:value-type="float" office:value="107" calcext:value-type="float">
            <text:p>107</text:p>
          </table:table-cell>
          <table:table-cell/>
          <table:table-cell table:style-name="ce94"/>
          <table:table-cell table:style-name="ce97" office:value-type="float" office:value="107" calcext:value-type="float">
            <text:p>107</text:p>
          </table:table-cell>
          <table:table-cell table:style-name="ce102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table:number-columns-repeated="10" table:style-name="ce26" office:value-type="float" office:value="99" calcext:value-type="float">
            <text:p>99</text:p>
          </table:table-cell>
          <table:table-cell table:style-name="ce38" office:value-type="float" office:value="99" calcext:value-type="float">
            <text:p>99</text:p>
          </table:table-cell>
          <table:table-cell table:style-name="ce76" office:value-type="float" office:value="20" calcext:value-type="float">
            <text:p>20</text:p>
          </table:table-cell>
          <table:table-cell table:style-name="ce87" office:value-type="float" office:value="99" calcext:value-type="float">
            <text:p>99</text:p>
          </table:table-cell>
          <table:table-cell/>
          <table:table-cell table:style-name="ce92"/>
          <table:table-cell table:style-name="ce98" office:value-type="float" office:value="99" calcext:value-type="float">
            <text:p>99</text:p>
          </table:table-cell>
          <table:table-cell table:style-name="ce103" office:value-type="float" office:value="99" calcext:value-type="float">
            <text:p>99</text:p>
          </table:table-cell>
          <table:table-cell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number-columns-repeated="10" table:style-name="ce26" office:value-type="float" office:value="143" calcext:value-type="float">
            <text:p>143</text:p>
          </table:table-cell>
          <table:table-cell table:style-name="ce38" office:value-type="float" office:value="143" calcext:value-type="float">
            <text:p>143</text:p>
          </table:table-cell>
          <table:table-cell table:style-name="ce77" office:value-type="float" office:value="21" calcext:value-type="float">
            <text:p>21</text:p>
          </table:table-cell>
          <table:table-cell table:style-name="ce87" office:value-type="float" office:value="143" calcext:value-type="float">
            <text:p>143</text:p>
          </table:table-cell>
          <table:table-cell/>
          <table:table-cell table:style-name="ce93"/>
          <table:table-cell table:style-name="ce95" office:value-type="float" office:value="23" calcext:value-type="float">
            <text:p>23</text:p>
          </table:table-cell>
          <table:table-cell table:style-name="ce100" office:value-type="float" office:value="125" calcext:value-type="float">
            <text:p>125</text:p>
          </table:table-cell>
          <table:table-cell office:value-type="string" calcext:value-type="string">
            <text:p>Foreground-1</text:p>
          </table:table-cell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78" office:value-type="float" office:value="22" calcext:value-type="float">
            <text:p>22</text:p>
          </table:table-cell>
          <table:table-cell table:style-name="ce88" office:value-type="float" office:value="23" calcext:value-type="float">
            <text:p>23</text:p>
          </table:table-cell>
          <table:table-cell/>
          <table:table-cell table:style-name="ce94"/>
          <table:table-cell table:style-name="ce96" office:value-type="float" office:value="24" calcext:value-type="float">
            <text:p>24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79"/>
          <table:table-cell table:style-name="ce90" office:value-type="float" office:value="24" calcext:value-type="float">
            <text:p>24</text:p>
          </table:table-cell>
          <table:table-cell/>
          <table:table-cell table:style-name="ce94"/>
          <table:table-cell table:style-name="ce96" office:value-type="float" office:value="25" calcext:value-type="float">
            <text:p>25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79"/>
          <table:table-cell table:style-name="ce90" office:value-type="float" office:value="25" calcext:value-type="float">
            <text:p>25</text:p>
          </table:table-cell>
          <table:table-cell/>
          <table:table-cell table:style-name="ce94"/>
          <table:table-cell table:style-name="ce96" office:value-type="float" office:value="45" calcext:value-type="float">
            <text:p>45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79"/>
          <table:table-cell table:style-name="ce90" office:value-type="float" office:value="45" calcext:value-type="float">
            <text:p>45</text:p>
          </table:table-cell>
          <table:table-cell/>
          <table:table-cell table:style-name="ce94"/>
          <table:table-cell table:style-name="ce96" office:value-type="float" office:value="46" calcext:value-type="float">
            <text:p>46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79"/>
          <table:table-cell table:style-name="ce90" office:value-type="float" office:value="46" calcext:value-type="float">
            <text:p>46</text:p>
          </table:table-cell>
          <table:table-cell/>
          <table:table-cell table:style-name="ce94"/>
          <table:table-cell table:style-name="ce96" office:value-type="float" office:value="49" calcext:value-type="float">
            <text:p>49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79"/>
          <table:table-cell table:style-name="ce90" office:value-type="float" office:value="50" calcext:value-type="float">
            <text:p>50</text:p>
          </table:table-cell>
          <table:table-cell/>
          <table:table-cell table:style-name="ce94"/>
          <table:table-cell table:style-name="ce96" office:value-type="float" office:value="50" calcext:value-type="float">
            <text:p>50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79"/>
          <table:table-cell table:style-name="ce90" office:value-type="float" office:value="51" calcext:value-type="float">
            <text:p>51</text:p>
          </table:table-cell>
          <table:table-cell/>
          <table:table-cell table:style-name="ce94"/>
          <table:table-cell table:style-name="ce96" office:value-type="float" office:value="51" calcext:value-type="float">
            <text:p>51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79"/>
          <table:table-cell table:style-name="ce90" office:value-type="float" office:value="68" calcext:value-type="float">
            <text:p>68</text:p>
          </table:table-cell>
          <table:table-cell/>
          <table:table-cell table:style-name="ce94"/>
          <table:table-cell table:style-name="ce96" office:value-type="float" office:value="68" calcext:value-type="float">
            <text:p>68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79"/>
          <table:table-cell table:style-name="ce90" office:value-type="float" office:value="69" calcext:value-type="float">
            <text:p>69</text:p>
          </table:table-cell>
          <table:table-cell/>
          <table:table-cell table:style-name="ce94"/>
          <table:table-cell table:style-name="ce96" office:value-type="float" office:value="69" calcext:value-type="float">
            <text:p>69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79"/>
          <table:table-cell table:style-name="ce90" office:value-type="float" office:value="106" calcext:value-type="float">
            <text:p>106</text:p>
          </table:table-cell>
          <table:table-cell/>
          <table:table-cell table:style-name="ce94"/>
          <table:table-cell table:style-name="ce96" office:value-type="float" office:value="106" calcext:value-type="float">
            <text:p>106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79"/>
          <table:table-cell table:style-name="ce90" office:value-type="float" office:value="137" calcext:value-type="float">
            <text:p>137</text:p>
          </table:table-cell>
          <table:table-cell/>
          <table:table-cell table:style-name="ce94"/>
          <table:table-cell table:style-name="ce96" office:value-type="float" office:value="137" calcext:value-type="float">
            <text:p>137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79"/>
          <table:table-cell table:style-name="ce90" office:value-type="float" office:value="138" calcext:value-type="float">
            <text:p>138</text:p>
          </table:table-cell>
          <table:table-cell/>
          <table:table-cell table:style-name="ce94"/>
          <table:table-cell table:style-name="ce96" office:value-type="float" office:value="138" calcext:value-type="float">
            <text:p>138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79"/>
          <table:table-cell table:style-name="ce90" office:value-type="float" office:value="145" calcext:value-type="float">
            <text:p>145</text:p>
          </table:table-cell>
          <table:table-cell/>
          <table:table-cell table:style-name="ce94"/>
          <table:table-cell table:style-name="ce96" office:value-type="float" office:value="143" calcext:value-type="float">
            <text:p>143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79"/>
          <table:table-cell table:style-name="ce90" office:value-type="float" office:value="154" calcext:value-type="float">
            <text:p>154</text:p>
          </table:table-cell>
          <table:table-cell/>
          <table:table-cell table:style-name="ce94"/>
          <table:table-cell table:style-name="ce96" office:value-type="float" office:value="145" calcext:value-type="float">
            <text:p>145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79"/>
          <table:table-cell table:style-name="ce90" office:value-type="float" office:value="155" calcext:value-type="float">
            <text:p>155</text:p>
          </table:table-cell>
          <table:table-cell/>
          <table:table-cell table:style-name="ce94"/>
          <table:table-cell table:style-name="ce96" office:value-type="float" office:value="154" calcext:value-type="float">
            <text:p>154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79"/>
          <table:table-cell table:style-name="ce90" office:value-type="float" office:value="156" calcext:value-type="float">
            <text:p>156</text:p>
          </table:table-cell>
          <table:table-cell/>
          <table:table-cell table:style-name="ce94"/>
          <table:table-cell table:style-name="ce96" office:value-type="float" office:value="155" calcext:value-type="float">
            <text:p>155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79"/>
          <table:table-cell table:style-name="ce90" office:value-type="float" office:value="157" calcext:value-type="float">
            <text:p>157</text:p>
          </table:table-cell>
          <table:table-cell/>
          <table:table-cell table:style-name="ce94"/>
          <table:table-cell table:style-name="ce96" office:value-type="float" office:value="156" calcext:value-type="float">
            <text:p>156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79"/>
          <table:table-cell table:style-name="ce90" office:value-type="float" office:value="187" calcext:value-type="float">
            <text:p>187</text:p>
          </table:table-cell>
          <table:table-cell/>
          <table:table-cell table:style-name="ce94"/>
          <table:table-cell table:style-name="ce96" office:value-type="float" office:value="157" calcext:value-type="float">
            <text:p>157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80"/>
          <table:table-cell table:style-name="ce89" office:value-type="float" office:value="188" calcext:value-type="float">
            <text:p>188</text:p>
          </table:table-cell>
          <table:table-cell/>
          <table:table-cell table:style-name="ce94"/>
          <table:table-cell table:style-name="ce96" office:value-type="float" office:value="187" calcext:value-type="float">
            <text:p>187</text:p>
          </table:table-cell>
          <table:table-cell table:style-name="ce101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0" table:style-name="ce26" office:value-type="float" office:value="49" calcext:value-type="float">
            <text:p>49</text:p>
          </table:table-cell>
          <table:table-cell table:style-name="ce38" office:value-type="float" office:value="49" calcext:value-type="float">
            <text:p>49</text:p>
          </table:table-cell>
          <table:table-cell table:style-name="ce81" office:value-type="float" office:value="23" calcext:value-type="float">
            <text:p>23</text:p>
          </table:table-cell>
          <table:table-cell table:style-name="ce87" office:value-type="float" office:value="49" calcext:value-type="float">
            <text:p>49</text:p>
          </table:table-cell>
          <table:table-cell/>
          <table:table-cell table:style-name="ce93"/>
          <table:table-cell table:style-name="ce97" office:value-type="float" office:value="188" calcext:value-type="float">
            <text:p>188</text:p>
          </table:table-cell>
          <table:table-cell table:style-name="ce102" office:value-type="float" office:value="125" calcext:value-type="float">
            <text:p>125</text:p>
          </table:table-cell>
          <table:table-cell/>
        </table:table-row>
        <table:table-row table:style-name="ro1" table:number-rows-repeated="1048384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bgos_table_out.A3:bgos_table_out.L27">
            <calcext:condition calcext:apply-style-name="Цвет1" calcext:value="=78" calcext:base-cell-address="bgos_table_out.A3"/>
            <calcext:condition calcext:apply-style-name="Безымянный1" calcext:value="=76" calcext:base-cell-address="bgos_table_out.A3"/>
            <calcext:condition calcext:apply-style-name="Безымянный2" calcext:value="=77" calcext:base-cell-address="bgos_table_out.A3"/>
            <calcext:condition calcext:apply-style-name="Безымянный3" calcext:value="=75" calcext:base-cell-address="bgos_table_out.A3"/>
            <calcext:condition calcext:apply-style-name="Безымянный4" calcext:value="=14" calcext:base-cell-address="bgos_table_out.A3"/>
            <calcext:condition calcext:apply-style-name="11" calcext:value="=11" calcext:base-cell-address="bgos_table_out.A3"/>
            <calcext:condition calcext:apply-style-name="12" calcext:value="=12" calcext:base-cell-address="bgos_table_out.A3"/>
            <calcext:condition calcext:apply-style-name="61" calcext:value="=61" calcext:base-cell-address="bgos_table_out.A3"/>
            <calcext:condition calcext:apply-style-name="158" calcext:value="=158" calcext:base-cell-address="bgos_table_out.A3"/>
            <calcext:condition calcext:apply-style-name="159" calcext:value="=159" calcext:base-cell-address="bgos_table_out.A3"/>
            <calcext:condition calcext:apply-style-name="66" calcext:value="=66" calcext:base-cell-address="bgos_table_out.A3"/>
            <calcext:condition calcext:apply-style-name="172" calcext:value="=172" calcext:base-cell-address="bgos_table_out.A3"/>
            <calcext:condition calcext:apply-style-name="82" calcext:value="=82" calcext:base-cell-address="bgos_table_out.A3"/>
            <calcext:condition calcext:apply-style-name="167" calcext:value="=167" calcext:base-cell-address="bgos_table_out.A3"/>
            <calcext:condition calcext:apply-style-name="169" calcext:value="=169" calcext:base-cell-address="bgos_table_out.A3"/>
            <calcext:condition calcext:apply-style-name="83" calcext:value="=83" calcext:base-cell-address="bgos_table_out.A3"/>
            <calcext:condition calcext:apply-style-name="26" calcext:value="=26" calcext:base-cell-address="bgos_table_out.A3"/>
            <calcext:condition calcext:apply-style-name="166" calcext:value="=166" calcext:base-cell-address="bgos_table_out.A3"/>
            <calcext:condition calcext:apply-style-name="165" calcext:value="=165" calcext:base-cell-address="bgos_table_out.A3"/>
            <calcext:condition calcext:apply-style-name="164" calcext:value="=164" calcext:base-cell-address="bgos_table_out.A3"/>
            <calcext:condition calcext:apply-style-name="65" calcext:value="=65" calcext:base-cell-address="bgos_table_out.A3"/>
            <calcext:condition calcext:apply-style-name="168" calcext:value="=168" calcext:base-cell-address="bgos_table_out.A3"/>
          </calcext:conditional-format>
          <calcext:conditional-format calcext:target-range-address="bgos_table_out.A28:bgos_table_out.L151">
            <calcext:condition calcext:apply-style-name="19" calcext:value="=19" calcext:base-cell-address="bgos_table_out.A28"/>
            <calcext:condition calcext:apply-style-name="20" calcext:value="=20" calcext:base-cell-address="bgos_table_out.A28"/>
            <calcext:condition calcext:apply-style-name="11" calcext:value="=43" calcext:base-cell-address="bgos_table_out.A28"/>
            <calcext:condition calcext:apply-style-name="11" calcext:value="=18" calcext:base-cell-address="bgos_table_out.A28"/>
            <calcext:condition calcext:apply-style-name="11" calcext:value="=47" calcext:base-cell-address="bgos_table_out.A28"/>
            <calcext:condition calcext:apply-style-name="11" calcext:value="=89" calcext:base-cell-address="bgos_table_out.A28"/>
            <calcext:condition calcext:apply-style-name="11" calcext:value="=16" calcext:base-cell-address="bgos_table_out.A28"/>
            <calcext:condition calcext:apply-style-name="11" calcext:value="=91" calcext:base-cell-address="bgos_table_out.A28"/>
            <calcext:condition calcext:apply-style-name="12" calcext:value="=42" calcext:base-cell-address="bgos_table_out.A28"/>
            <calcext:condition calcext:apply-style-name="12" calcext:value="=90" calcext:base-cell-address="bgos_table_out.A28"/>
            <calcext:condition calcext:apply-style-name="12" calcext:value="=64" calcext:base-cell-address="bgos_table_out.A28"/>
            <calcext:condition calcext:apply-style-name="158" calcext:value="=136" calcext:base-cell-address="bgos_table_out.A28"/>
            <calcext:condition calcext:apply-style-name="158" calcext:value="=102" calcext:base-cell-address="bgos_table_out.A28"/>
            <calcext:condition calcext:apply-style-name="11" calcext:value="=134" calcext:base-cell-address="bgos_table_out.A28"/>
            <calcext:condition calcext:apply-style-name="11" calcext:value="=186" calcext:base-cell-address="bgos_table_out.A28"/>
            <calcext:condition calcext:apply-style-name="11" calcext:value="=186" calcext:base-cell-address="bgos_table_out.A28"/>
            <calcext:condition calcext:apply-style-name="11" calcext:value="=135" calcext:base-cell-address="bgos_table_out.A28"/>
            <calcext:condition calcext:apply-style-name="11" calcext:value="=153" calcext:base-cell-address="bgos_table_out.A28"/>
            <calcext:condition calcext:apply-style-name="11" calcext:value="=29" calcext:base-cell-address="bgos_table_out.A28"/>
            <calcext:condition calcext:apply-style-name="11" calcext:value="=111" calcext:base-cell-address="bgos_table_out.A28"/>
            <calcext:condition calcext:apply-style-name="11" calcext:value="=33" calcext:base-cell-address="bgos_table_out.A28"/>
            <calcext:condition calcext:apply-style-name="11" calcext:value="=58" calcext:base-cell-address="bgos_table_out.A28"/>
            <calcext:condition calcext:apply-style-name="11" calcext:value="=5" calcext:base-cell-address="bgos_table_out.A28"/>
            <calcext:condition calcext:apply-style-name="11" calcext:value="=115" calcext:base-cell-address="bgos_table_out.A28"/>
            <calcext:condition calcext:apply-style-name="11" calcext:value="=80" calcext:base-cell-address="bgos_table_out.A28"/>
            <calcext:condition calcext:apply-style-name="11" calcext:value="=117" calcext:base-cell-address="bgos_table_out.A28"/>
            <calcext:condition calcext:apply-style-name="11" calcext:value="=109" calcext:base-cell-address="bgos_table_out.A28"/>
            <calcext:condition calcext:apply-style-name="11" calcext:value="=133" calcext:base-cell-address="bgos_table_out.A28"/>
            <calcext:condition calcext:apply-style-name="11" calcext:value="=108" calcext:base-cell-address="bgos_table_out.A28"/>
            <calcext:condition calcext:apply-style-name="11" calcext:value="=38" calcext:base-cell-address="bgos_table_out.A28"/>
            <calcext:condition calcext:apply-style-name="11" calcext:value="=120" calcext:base-cell-address="bgos_table_out.A28"/>
            <calcext:condition calcext:apply-style-name="11" calcext:value="=175" calcext:base-cell-address="bgos_table_out.A28"/>
            <calcext:condition calcext:apply-style-name="11" calcext:value="=9" calcext:base-cell-address="bgos_table_out.A28"/>
            <calcext:condition calcext:apply-style-name="11" calcext:value="=119" calcext:base-cell-address="bgos_table_out.A28"/>
            <calcext:condition calcext:apply-style-name="158" calcext:value="=97" calcext:base-cell-address="bgos_table_out.A28"/>
            <calcext:condition calcext:apply-style-name="11" calcext:value="=84" calcext:base-cell-address="bgos_table_out.A28"/>
            <calcext:condition calcext:apply-style-name="165x" calcext:value="=189" calcext:base-cell-address="bgos_table_out.A28"/>
            <calcext:condition calcext:apply-style-name="169" calcext:value="=56" calcext:base-cell-address="bgos_table_out.A28"/>
            <calcext:condition calcext:apply-style-name="168" calcext:value="=63" calcext:base-cell-address="bgos_table_out.A28"/>
            <calcext:condition calcext:apply-style-name="20" calcext:value="=56" calcext:base-cell-address="bgos_table_out.A28"/>
            <calcext:condition calcext:apply-style-name="83" calcext:value="=63" calcext:base-cell-address="bgos_table_out.A28"/>
            <calcext:condition calcext:apply-style-name="19" calcext:value="=55" calcext:base-cell-address="bgos_table_out.A28"/>
            <calcext:condition calcext:apply-style-name="2" calcext:value="=62" calcext:base-cell-address="bgos_table_out.A28"/>
            <calcext:condition calcext:apply-style-name="166" calcext:value="=54" calcext:base-cell-address="bgos_table_out.A28"/>
            <calcext:condition calcext:apply-style-name="11" calcext:value="=179" calcext:base-cell-address="bgos_table_out.A28"/>
            <calcext:condition calcext:apply-style-name="Безымянный2" calcext:value="=39" calcext:base-cell-address="bgos_table_out.A28"/>
            <calcext:condition calcext:apply-style-name="65" calcext:value="=180" calcext:base-cell-address="bgos_table_out.A28"/>
            <calcext:condition calcext:apply-style-name="20" calcext:value="=171" calcext:base-cell-address="bgos_table_out.A28"/>
            <calcext:condition calcext:apply-style-name="61" calcext:value="=178" calcext:base-cell-address="bgos_table_out.A28"/>
            <calcext:condition calcext:apply-style-name="20" calcext:value="=112" calcext:base-cell-address="bgos_table_out.A28"/>
            <calcext:condition calcext:apply-style-name="165" calcext:value="=132" calcext:base-cell-address="bgos_table_out.A28"/>
            <calcext:condition calcext:apply-style-name="164" calcext:value="=21" calcext:base-cell-address="bgos_table_out.A28"/>
            <calcext:condition calcext:apply-style-name="165" calcext:value="=116" calcext:base-cell-address="bgos_table_out.A28"/>
            <calcext:condition calcext:apply-style-name="11" calcext:value="=150" calcext:base-cell-address="bgos_table_out.A28"/>
            <calcext:condition calcext:apply-style-name="166" calcext:value="=118" calcext:base-cell-address="bgos_table_out.A28"/>
            <calcext:condition calcext:apply-style-name="19" calcext:value="=81" calcext:base-cell-address="bgos_table_out.A28"/>
            <calcext:condition calcext:apply-style-name="168" calcext:value="=13" calcext:base-cell-address="bgos_table_out.A28"/>
            <calcext:condition calcext:apply-style-name="165" calcext:value="=142" calcext:base-cell-address="bgos_table_out.A28"/>
            <calcext:condition calcext:apply-style-name="26" calcext:value="=142" calcext:base-cell-address="bgos_table_out.A28"/>
            <calcext:condition calcext:apply-style-name="165" calcext:value="=190" calcext:base-cell-address="bgos_table_out.A28"/>
            <calcext:condition calcext:apply-style-name="164" calcext:value="=124" calcext:base-cell-address="bgos_table_out.A28"/>
            <calcext:condition calcext:apply-style-name="164" calcext:value="=57" calcext:base-cell-address="bgos_table_out.A28"/>
            <calcext:condition calcext:apply-style-name="11" calcext:value="=122" calcext:base-cell-address="bgos_table_out.A28"/>
            <calcext:condition calcext:apply-style-name="168" calcext:value="=59" calcext:base-cell-address="bgos_table_out.A28"/>
            <calcext:condition calcext:apply-style-name="158" calcext:value="=85" calcext:base-cell-address="bgos_table_out.A28"/>
            <calcext:condition calcext:apply-style-name="158" calcext:value="=53" calcext:base-cell-address="bgos_table_out.A28"/>
            <calcext:condition calcext:apply-style-name="12" calcext:value="=127" calcext:base-cell-address="bgos_table_out.A28"/>
            <calcext:condition calcext:apply-style-name="164" calcext:value="=185" calcext:base-cell-address="bgos_table_out.A28"/>
            <calcext:condition calcext:apply-style-name="164" calcext:value="=93" calcext:base-cell-address="bgos_table_out.A28"/>
            <calcext:condition calcext:apply-style-name="159" calcext:value="=170" calcext:base-cell-address="bgos_table_out.A28"/>
            <calcext:condition calcext:apply-style-name="165x" calcext:value="=147" calcext:base-cell-address="bgos_table_out.A28"/>
            <calcext:condition calcext:apply-style-name="166" calcext:value="=22" calcext:base-cell-address="bgos_table_out.A28"/>
            <calcext:condition calcext:apply-style-name="168" calcext:value="=149" calcext:base-cell-address="bgos_table_out.A28"/>
            <calcext:condition calcext:apply-style-name="11" calcext:value="=177" calcext:base-cell-address="bgos_table_out.A28"/>
            <calcext:condition calcext:apply-style-name="164" calcext:value="=103" calcext:base-cell-address="bgos_table_out.A28"/>
            <calcext:condition calcext:apply-style-name="165x" calcext:value="=176" calcext:base-cell-address="bgos_table_out.A28"/>
            <calcext:condition calcext:apply-style-name="165" calcext:value="=36" calcext:base-cell-address="bgos_table_out.A28"/>
            <calcext:condition calcext:apply-style-name="168" calcext:value="=174" calcext:base-cell-address="bgos_table_out.A28"/>
            <calcext:condition calcext:apply-style-name="2" calcext:value="=4" calcext:base-cell-address="bgos_table_out.A28"/>
            <calcext:condition calcext:apply-style-name="2" calcext:value="=184" calcext:base-cell-address="bgos_table_out.A28"/>
            <calcext:condition calcext:apply-style-name="83" calcext:value="=7" calcext:base-cell-address="bgos_table_out.A28"/>
            <calcext:condition calcext:apply-style-name="159" calcext:value="=181" calcext:base-cell-address="bgos_table_out.A28"/>
            <calcext:condition calcext:apply-style-name="164" calcext:value="=3" calcext:base-cell-address="bgos_table_out.A28"/>
            <calcext:condition calcext:apply-style-name="11" calcext:value="=183" calcext:base-cell-address="bgos_table_out.A28"/>
            <calcext:condition calcext:apply-style-name="11" calcext:value="=10" calcext:base-cell-address="bgos_table_out.A28"/>
            <calcext:condition calcext:apply-style-name="11" calcext:value="=182" calcext:base-cell-address="bgos_table_out.A28"/>
            <calcext:condition calcext:apply-style-name="11" calcext:value="=31" calcext:base-cell-address="bgos_table_out.A28"/>
            <calcext:condition calcext:apply-style-name="11" calcext:value="=173" calcext:base-cell-address="bgos_table_out.A28"/>
            <calcext:condition calcext:apply-style-name="11" calcext:value="=27" calcext:base-cell-address="bgos_table_out.A28"/>
            <calcext:condition calcext:apply-style-name="11" calcext:value="=128" calcext:base-cell-address="bgos_table_out.A28"/>
            <calcext:condition calcext:apply-style-name="11" calcext:value="=44" calcext:base-cell-address="bgos_table_out.A28"/>
            <calcext:condition calcext:apply-style-name="11" calcext:value="=146" calcext:base-cell-address="bgos_table_out.A28"/>
            <calcext:condition calcext:apply-style-name="11" calcext:value="=32" calcext:base-cell-address="bgos_table_out.A28"/>
            <calcext:condition calcext:apply-style-name="11" calcext:value="=152" calcext:base-cell-address="bgos_table_out.A28"/>
            <calcext:condition calcext:apply-style-name="11" calcext:value="=114" calcext:base-cell-address="bgos_table_out.A28"/>
            <calcext:condition calcext:apply-style-name="166" calcext:value="=37" calcext:base-cell-address="bgos_table_out.A28"/>
            <calcext:condition calcext:apply-style-name="11" calcext:value="=17" calcext:base-cell-address="bgos_table_out.A28"/>
            <calcext:condition calcext:apply-style-name="11" calcext:value="=86" calcext:base-cell-address="bgos_table_out.A28"/>
            <calcext:condition calcext:apply-style-name="11" calcext:value="=30" calcext:base-cell-address="bgos_table_out.A28"/>
            <calcext:condition calcext:apply-style-name="11" calcext:value="=15" calcext:base-cell-address="bgos_table_out.A28"/>
            <calcext:condition calcext:apply-style-name="11" calcext:value="=160" calcext:base-cell-address="bgos_table_out.A28"/>
            <calcext:condition calcext:apply-style-name="11" calcext:value="=95" calcext:base-cell-address="bgos_table_out.A28"/>
            <calcext:condition calcext:apply-style-name="11" calcext:value="=113" calcext:base-cell-address="bgos_table_out.A28"/>
            <calcext:condition calcext:apply-style-name="11" calcext:value="=94" calcext:base-cell-address="bgos_table_out.A28"/>
            <calcext:condition calcext:apply-style-name="11" calcext:value="=67" calcext:base-cell-address="bgos_table_out.A28"/>
            <calcext:condition calcext:apply-style-name="11" calcext:value="=34" calcext:base-cell-address="bgos_table_out.A28"/>
            <calcext:condition calcext:apply-style-name="11" calcext:value="=162" calcext:base-cell-address="bgos_table_out.A28"/>
            <calcext:condition calcext:apply-style-name="11" calcext:value="=35" calcext:base-cell-address="bgos_table_out.A28"/>
            <calcext:condition calcext:apply-style-name="11" calcext:value="=123" calcext:base-cell-address="bgos_table_out.A28"/>
            <calcext:condition calcext:apply-style-name="11" calcext:value="=98" calcext:base-cell-address="bgos_table_out.A28"/>
            <calcext:condition calcext:apply-style-name="11" calcext:value="=125" calcext:base-cell-address="bgos_table_out.A28"/>
            <calcext:condition calcext:apply-style-name="11" calcext:value="=96" calcext:base-cell-address="bgos_table_out.A28"/>
            <calcext:condition calcext:apply-style-name="11" calcext:value="=126" calcext:base-cell-address="bgos_table_out.A28"/>
            <calcext:condition calcext:apply-style-name="11" calcext:value="=163" calcext:base-cell-address="bgos_table_out.A28"/>
            <calcext:condition calcext:apply-style-name="11" calcext:value="=148" calcext:base-cell-address="bgos_table_out.A28"/>
            <calcext:condition calcext:apply-style-name="11" calcext:value="=41" calcext:base-cell-address="bgos_table_out.A28"/>
            <calcext:condition calcext:apply-style-name="11" calcext:value="=101" calcext:base-cell-address="bgos_table_out.A28"/>
            <calcext:condition calcext:apply-style-name="11" calcext:value="=40" calcext:base-cell-address="bgos_table_out.A28"/>
            <calcext:condition calcext:apply-style-name="11" calcext:value="=110" calcext:base-cell-address="bgos_table_out.A28"/>
            <calcext:condition calcext:apply-style-name="11" calcext:value="=6" calcext:base-cell-address="bgos_table_out.A28"/>
            <calcext:condition calcext:apply-style-name="11" calcext:value="=161" calcext:base-cell-address="bgos_table_out.A28"/>
            <calcext:condition calcext:apply-style-name="11" calcext:value="=8" calcext:base-cell-address="bgos_table_out.A28"/>
            <calcext:condition calcext:apply-style-name="168" calcext:value="=151" calcext:base-cell-address="bgos_table_out.A28"/>
            <calcext:condition calcext:apply-style-name="165x" calcext:value="=28" calcext:base-cell-address="bgos_table_out.A28"/>
            <calcext:condition calcext:apply-style-name="11" calcext:value="=144" calcext:base-cell-address="bgos_table_out.A28"/>
            <calcext:condition calcext:apply-style-name="11" calcext:value="=100" calcext:base-cell-address="bgos_table_out.A28"/>
            <calcext:condition calcext:apply-style-name="11" calcext:value="=121" calcext:base-cell-address="bgos_table_out.A28"/>
            <calcext:condition calcext:apply-style-name="165x" calcext:value="=2" calcext:base-cell-address="bgos_table_out.A28"/>
          </calcext:conditional-format>
          <calcext:conditional-format calcext:target-range-address="bgos_table_out.A156:bgos_table_out.L158">
            <calcext:condition calcext:apply-style-name="164" calcext:value="=0" calcext:base-cell-address="bgos_table_out.A156"/>
            <calcext:condition calcext:apply-style-name="165" calcext:value="=140" calcext:base-cell-address="bgos_table_out.A156"/>
          </calcext:conditional-format>
          <calcext:conditional-format calcext:target-range-address="bgos_table_out.A152:bgos_table_out.L158">
            <calcext:condition calcext:apply-style-name="159" calcext:value="=139" calcext:base-cell-address="bgos_table_out.A152"/>
            <calcext:condition calcext:apply-style-name="168" calcext:value="=140" calcext:base-cell-address="bgos_table_out.A152"/>
          </calcext:conditional-format>
          <calcext:conditional-format calcext:target-range-address="bgos_table_out.A159:bgos_table_out.L163">
            <calcext:condition calcext:apply-style-name="164" calcext:value="=141" calcext:base-cell-address="bgos_table_out.A159"/>
            <calcext:condition calcext:apply-style-name="165" calcext:value="=74" calcext:base-cell-address="bgos_table_out.A159"/>
            <calcext:condition calcext:apply-style-name="11" calcext:value="=72" calcext:base-cell-address="bgos_table_out.A159"/>
            <calcext:condition calcext:apply-style-name="11" calcext:value="=71" calcext:base-cell-address="bgos_table_out.A159"/>
            <calcext:condition calcext:apply-style-name="12" calcext:value="=73" calcext:base-cell-address="bgos_table_out.A159"/>
            <calcext:condition calcext:apply-style-name="165" calcext:value="=70" calcext:base-cell-address="bgos_table_out.A159"/>
          </calcext:conditional-format>
          <calcext:conditional-format calcext:target-range-address="bgos_table_out.A166:bgos_table_out.L170">
            <calcext:condition calcext:apply-style-name="164" calcext:value="=88" calcext:base-cell-address="bgos_table_out.A166"/>
            <calcext:condition calcext:apply-style-name="165" calcext:value="=107" calcext:base-cell-address="bgos_table_out.A166"/>
            <calcext:condition calcext:apply-style-name="165" calcext:value="=104" calcext:base-cell-address="bgos_table_out.A166"/>
            <calcext:condition calcext:apply-style-name="11" calcext:value="=87" calcext:base-cell-address="bgos_table_out.A166"/>
            <calcext:condition calcext:apply-style-name="2" calcext:value="=92" calcext:base-cell-address="bgos_table_out.A166"/>
          </calcext:conditional-format>
          <calcext:conditional-format calcext:target-range-address="bgos_table_out.A173:bgos_table_out.L191">
            <calcext:condition calcext:apply-style-name="11" calcext:value="=145" calcext:base-cell-address="bgos_table_out.A173"/>
            <calcext:condition calcext:apply-style-name="159" calcext:value="=24" calcext:base-cell-address="bgos_table_out.A173"/>
            <calcext:condition calcext:apply-style-name="167" calcext:value="=69" calcext:base-cell-address="bgos_table_out.A173"/>
            <calcext:condition calcext:apply-style-name="2" calcext:value="=154" calcext:base-cell-address="bgos_table_out.A173"/>
            <calcext:condition calcext:apply-style-name="11" calcext:value="=68" calcext:base-cell-address="bgos_table_out.A173"/>
            <calcext:condition calcext:apply-style-name="167" calcext:value="=156" calcext:base-cell-address="bgos_table_out.A173"/>
            <calcext:condition calcext:apply-style-name="19" calcext:value="=46" calcext:base-cell-address="bgos_table_out.A173"/>
            <calcext:condition calcext:apply-style-name="172" calcext:value="=138" calcext:base-cell-address="bgos_table_out.A173"/>
            <calcext:condition calcext:apply-style-name="167" calcext:value="=45" calcext:base-cell-address="bgos_table_out.A173"/>
            <calcext:condition calcext:apply-style-name="172" calcext:value="=23" calcext:base-cell-address="bgos_table_out.A173"/>
            <calcext:condition calcext:apply-style-name="166" calcext:value="=45" calcext:base-cell-address="bgos_table_out.A173"/>
            <calcext:condition calcext:apply-style-name="20" calcext:value="=23" calcext:base-cell-address="bgos_table_out.A173"/>
            <calcext:condition calcext:apply-style-name="172" calcext:value="=188" calcext:base-cell-address="bgos_table_out.A173"/>
            <calcext:condition calcext:apply-style-name="169" calcext:value="=157" calcext:base-cell-address="bgos_table_out.A173"/>
            <calcext:condition calcext:apply-style-name="2" calcext:value="=187" calcext:base-cell-address="bgos_table_out.A173"/>
            <calcext:condition calcext:apply-style-name="61" calcext:value="=137" calcext:base-cell-address="bgos_table_out.A173"/>
            <calcext:condition calcext:apply-style-name="Безымянный1" calcext:value="=51" calcext:base-cell-address="bgos_table_out.A173"/>
            <calcext:condition calcext:apply-style-name="164" calcext:value="=155" calcext:base-cell-address="bgos_table_out.A173"/>
            <calcext:condition calcext:apply-style-name="26" calcext:value="=50" calcext:base-cell-address="bgos_table_out.A173"/>
            <calcext:condition calcext:apply-style-name="165" calcext:value="=25" calcext:base-cell-address="bgos_table_out.A173"/>
          </calcext:conditional-format>
          <calcext:conditional-format calcext:target-range-address="bgos_table_out.R2:bgos_table_out.R191">
            <calcext:color-scale>
              <calcext:color-scale-entry calcext:value="0" calcext:type="minimum" calcext:color="#99ccff"/>
              <calcext:color-scale-entry calcext:value="50" calcext:type="percentile" calcext:color="#9999cc"/>
              <calcext:color-scale-entry calcext:value="0" calcext:type="maximum" calcext:color="#ff99cc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bgos_table_out.N172:bgos_table_out.N1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Цвет1" style:family="table-cell" style:parent-style-name="Default">
      <style:table-cell-properties fo:background-color="#ffff00"/>
    </style:style>
    <style:style style:name="Безымянный1" style:family="table-cell" style:parent-style-name="Default">
      <style:table-cell-properties fo:background-color="#ccff00"/>
    </style:style>
    <style:style style:name="Безымянный2" style:family="table-cell" style:parent-style-name="Default">
      <style:table-cell-properties fo:background-color="#66ffff"/>
    </style:style>
    <style:style style:name="Безымянный3" style:family="table-cell" style:parent-style-name="Default">
      <style:table-cell-properties fo:background-color="#cc66ff"/>
    </style:style>
    <style:style style:name="Безымянный4" style:family="table-cell" style:parent-style-name="Default">
      <style:table-cell-properties fo:background-color="#ff00cc"/>
    </style:style>
    <style:style style:name="_31_1" style:display-name="11" style:family="table-cell" style:parent-style-name="Default">
      <style:table-cell-properties fo:background-color="#996666"/>
    </style:style>
    <style:style style:name="_31_2" style:display-name="12" style:family="table-cell" style:parent-style-name="Default">
      <style:table-cell-properties fo:background-color="#cfe7f5"/>
    </style:style>
    <style:style style:name="_36_1" style:display-name="61" style:family="table-cell" style:parent-style-name="Default">
      <style:table-cell-properties fo:background-color="#00cc33"/>
    </style:style>
    <style:style style:name="_31_58" style:display-name="158" style:family="table-cell" style:parent-style-name="Default">
      <style:table-cell-properties fo:background-color="#ccffcc"/>
    </style:style>
    <style:style style:name="_31_59" style:display-name="159" style:family="table-cell" style:parent-style-name="Default">
      <style:table-cell-properties fo:background-color="#669999"/>
    </style:style>
    <style:style style:name="_36_6" style:display-name="66" style:family="table-cell" style:parent-style-name="Default">
      <style:table-cell-properties fo:background-color="#ccffcc"/>
    </style:style>
    <style:style style:name="_31_72" style:display-name="172" style:family="table-cell" style:parent-style-name="Default">
      <style:table-cell-properties fo:background-color="#990066"/>
    </style:style>
    <style:style style:name="_38_2" style:display-name="82" style:family="table-cell" style:parent-style-name="Default">
      <style:table-cell-properties fo:background-color="#ccffcc"/>
    </style:style>
    <style:style style:name="_31_67" style:display-name="167" style:family="table-cell" style:parent-style-name="Default">
      <style:table-cell-properties fo:background-color="#ffff00"/>
    </style:style>
    <style:style style:name="_31_69" style:display-name="169" style:family="table-cell" style:parent-style-name="Default">
      <style:table-cell-properties fo:background-color="#33ff99"/>
    </style:style>
    <style:style style:name="_38_3" style:display-name="83" style:family="table-cell" style:parent-style-name="Default">
      <style:table-cell-properties fo:background-color="#cc99ff"/>
    </style:style>
    <style:style style:name="_32_6" style:display-name="26" style:family="table-cell" style:parent-style-name="Default">
      <style:table-cell-properties fo:background-color="#729fcf"/>
    </style:style>
    <style:style style:name="_31_66" style:display-name="166" style:family="table-cell" style:parent-style-name="Default">
      <style:table-cell-properties fo:background-color="#801900"/>
    </style:style>
    <style:style style:name="_31_65" style:display-name="165" style:family="table-cell" style:parent-style-name="Default">
      <style:table-cell-properties fo:background-color="#009900"/>
    </style:style>
    <style:style style:name="_31_64" style:display-name="164" style:family="table-cell" style:parent-style-name="Default">
      <style:table-cell-properties fo:background-color="#99ffcc"/>
    </style:style>
    <style:style style:name="_31_65x" style:display-name="165x" style:family="table-cell" style:parent-style-name="Default">
      <style:table-cell-properties fo:background-color="#007826"/>
    </style:style>
    <style:style style:name="_36_5" style:display-name="65" style:family="table-cell" style:parent-style-name="Default">
      <style:table-cell-properties fo:background-color="#cc0066"/>
    </style:style>
    <style:style style:name="_31_68" style:display-name="168" style:family="table-cell" style:parent-style-name="Default">
      <style:table-cell-properties fo:background-color="#ccff66"/>
    </style:style>
    <style:style style:name="_32_" style:display-name="2" style:family="table-cell" style:parent-style-name="Default">
      <style:table-cell-properties fo:background-color="#cc3300"/>
    </style:style>
    <style:style style:name="_31_9" style:display-name="19" style:family="table-cell" style:parent-style-name="Default">
      <style:table-cell-properties fo:background-color="#ff9900"/>
    </style:style>
    <style:style style:name="_32_0" style:display-name="20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 style:data-style-name="N2" text:time-value="03:11:39.07588078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03:43:54.790134668</dc:date>
    <meta:editing-duration>PT6H21M4S</meta:editing-duration>
    <meta:editing-cycles>62</meta:editing-cycles>
    <meta:generator>LibreOffice/5.0.2.2$Linux_X86_64 LibreOffice_project/37b43f919e4de5eeaca9b9755ed688758a8251fe</meta:generator>
    <meta:document-statistic meta:table-count="1" meta:cell-count="2883" meta:object-count="0"/>
  </office:meta>
</office:document-meta>
</file>